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1.receiver_i.routed_msg_sub.network" table:style-name="ta1">
        <table:shapes>
          <draw:frame draw:z-index="0" draw:style-name="gr1" draw:text-style-name="P1" svg:width="453.51pt" svg:height="255.09pt" svg:x="388.8pt" svg:y="2.83pt">
            <draw:object draw:notify-on-update-of-ranges="'sink_1.receiver_i.routed_msg_sub.network'.E1:'sink_1.receiver_i.routed_msg_sub.network'.E1 'sink_1.receiver_i.routed_msg_sub.network'.E2:'sink_1.receiver_i.routed_msg_sub.network'.E170 'sink_1.receiver_i.routed_msg_sub.network'.F1:'sink_1.receiver_i.routed_msg_sub.network'.F1 'sink_1.receiver_i.routed_msg_sub.network'.F2:'sink_1.receiver_i.routed_msg_sub.network'.F1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91220.5853" calcext:value-type="float">
            <text:p>1442891220.5853</text:p>
          </table:table-cell>
          <table:table-cell office:value-type="float" office:value="1442891220.58549" calcext:value-type="float">
            <text:p>1442891220.58549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91220.78616" calcext:value-type="float">
            <text:p>1442891220.78616</text:p>
          </table:table-cell>
          <table:table-cell office:value-type="float" office:value="1442891220.78621" calcext:value-type="float">
            <text:p>1442891220.78621</text:p>
          </table:table-cell>
          <table:table-cell office:value-type="float" office:value="8096" calcext:value-type="float">
            <text:p>8096</text:p>
          </table:table-cell>
          <table:table-cell table:formula="of:=[.C3]-[.C$2]" office:value-type="float" office:value="0.200723648071289" calcext:value-type="float">
            <text:p>0.2007236481</text:p>
          </table:table-cell>
          <table:table-cell table:formula="of:=[.D3]/([.E3]-[.E2])" office:value-type="float" office:value="40334.0616703251" calcext:value-type="float">
            <text:p>40334.0616703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91220.89079" calcext:value-type="float">
            <text:p>1442891220.89079</text:p>
          </table:table-cell>
          <table:table-cell office:value-type="float" office:value="1442891220.89083" calcext:value-type="float">
            <text:p>1442891220.89083</text:p>
          </table:table-cell>
          <table:table-cell office:value-type="float" office:value="8096" calcext:value-type="float">
            <text:p>8096</text:p>
          </table:table-cell>
          <table:table-cell table:formula="of:=[.C4]-[.C$2]" office:value-type="float" office:value="0.305344104766846" calcext:value-type="float">
            <text:p>0.3053441048</text:p>
          </table:table-cell>
          <table:table-cell table:formula="of:=[.D4]/([.E4]-[.E3])" office:value-type="float" office:value="77384.4834529751" calcext:value-type="float">
            <text:p>77384.48345297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91220.98681" calcext:value-type="float">
            <text:p>1442891220.98681</text:p>
          </table:table-cell>
          <table:table-cell office:value-type="float" office:value="1442891220.98684" calcext:value-type="float">
            <text:p>1442891220.98684</text:p>
          </table:table-cell>
          <table:table-cell office:value-type="float" office:value="8096" calcext:value-type="float">
            <text:p>8096</text:p>
          </table:table-cell>
          <table:table-cell table:formula="of:=[.C5]-[.C$2]" office:value-type="float" office:value="0.401348114013672" calcext:value-type="float">
            <text:p>0.401348114</text:p>
          </table:table-cell>
          <table:table-cell table:formula="of:=[.D5]/([.E5]-[.E4])" office:value-type="float" office:value="84329.8114684481" calcext:value-type="float">
            <text:p>84329.81146844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91221.09405" calcext:value-type="float">
            <text:p>1442891221.09405</text:p>
          </table:table-cell>
          <table:table-cell office:value-type="float" office:value="1442891221.0941" calcext:value-type="float">
            <text:p>1442891221.0941</text:p>
          </table:table-cell>
          <table:table-cell office:value-type="float" office:value="8096" calcext:value-type="float">
            <text:p>8096</text:p>
          </table:table-cell>
          <table:table-cell table:formula="of:=[.C6]-[.C$2]" office:value-type="float" office:value="0.508613109588623" calcext:value-type="float">
            <text:p>0.5086131096</text:p>
          </table:table-cell>
          <table:table-cell table:formula="of:=[.D6]/([.E6]-[.E5])" office:value-type="float" office:value="75476.6264297558" calcext:value-type="float">
            <text:p>75476.62642975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891221.18774" calcext:value-type="float">
            <text:p>1442891221.18774</text:p>
          </table:table-cell>
          <table:table-cell office:value-type="float" office:value="1442891221.18779" calcext:value-type="float">
            <text:p>1442891221.18779</text:p>
          </table:table-cell>
          <table:table-cell office:value-type="float" office:value="8096" calcext:value-type="float">
            <text:p>8096</text:p>
          </table:table-cell>
          <table:table-cell table:formula="of:=[.C7]-[.C$2]" office:value-type="float" office:value="0.602298259735107" calcext:value-type="float">
            <text:p>0.6022982597</text:p>
          </table:table-cell>
          <table:table-cell table:formula="of:=[.D7]/([.E7]-[.E6])" office:value-type="float" office:value="86417.1107944135" calcext:value-type="float">
            <text:p>86417.11079441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891221.29322" calcext:value-type="float">
            <text:p>1442891221.29322</text:p>
          </table:table-cell>
          <table:table-cell office:value-type="float" office:value="1442891221.29326" calcext:value-type="float">
            <text:p>1442891221.29326</text:p>
          </table:table-cell>
          <table:table-cell office:value-type="float" office:value="8096" calcext:value-type="float">
            <text:p>8096</text:p>
          </table:table-cell>
          <table:table-cell table:formula="of:=[.C8]-[.C$2]" office:value-type="float" office:value="0.707767248153687" calcext:value-type="float">
            <text:p>0.7077672482</text:p>
          </table:table-cell>
          <table:table-cell table:formula="of:=[.D8]/([.E8]-[.E7])" office:value-type="float" office:value="76761.9005490891" calcext:value-type="float">
            <text:p>76761.90054908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891221.38859" calcext:value-type="float">
            <text:p>1442891221.38859</text:p>
          </table:table-cell>
          <table:table-cell office:value-type="float" office:value="1442891221.38863" calcext:value-type="float">
            <text:p>1442891221.38863</text:p>
          </table:table-cell>
          <table:table-cell office:value-type="float" office:value="8096" calcext:value-type="float">
            <text:p>8096</text:p>
          </table:table-cell>
          <table:table-cell table:formula="of:=[.C9]-[.C$2]" office:value-type="float" office:value="0.803141355514526" calcext:value-type="float">
            <text:p>0.8031413555</text:p>
          </table:table-cell>
          <table:table-cell table:formula="of:=[.D9]/([.E9]-[.E8])" office:value-type="float" office:value="84886.770886038" calcext:value-type="float">
            <text:p>84886.770886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891221.48667" calcext:value-type="float">
            <text:p>1442891221.48667</text:p>
          </table:table-cell>
          <table:table-cell office:value-type="float" office:value="1442891221.48673" calcext:value-type="float">
            <text:p>1442891221.48673</text:p>
          </table:table-cell>
          <table:table-cell office:value-type="float" office:value="8096" calcext:value-type="float">
            <text:p>8096</text:p>
          </table:table-cell>
          <table:table-cell table:formula="of:=[.C10]-[.C$2]" office:value-type="float" office:value="0.901238441467285" calcext:value-type="float">
            <text:p>0.9012384415</text:p>
          </table:table-cell>
          <table:table-cell table:formula="of:=[.D10]/([.E10]-[.E9])" office:value-type="float" office:value="82530.4841766537" calcext:value-type="float">
            <text:p>82530.48417665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891221.58343" calcext:value-type="float">
            <text:p>1442891221.58343</text:p>
          </table:table-cell>
          <table:table-cell office:value-type="float" office:value="1442891221.58347" calcext:value-type="float">
            <text:p>1442891221.58347</text:p>
          </table:table-cell>
          <table:table-cell office:value-type="float" office:value="8096" calcext:value-type="float">
            <text:p>8096</text:p>
          </table:table-cell>
          <table:table-cell table:formula="of:=[.C11]-[.C$2]" office:value-type="float" office:value="0.997983455657959" calcext:value-type="float">
            <text:p>0.9979834557</text:p>
          </table:table-cell>
          <table:table-cell table:formula="of:=[.D11]/([.E11]-[.E10])" office:value-type="float" office:value="83683.8990383905" calcext:value-type="float">
            <text:p>83683.89903839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891221.58957" calcext:value-type="float">
            <text:p>1442891221.58957</text:p>
          </table:table-cell>
          <table:table-cell office:value-type="float" office:value="1442891221.61626" calcext:value-type="float">
            <text:p>1442891221.61626</text:p>
          </table:table-cell>
          <table:table-cell office:value-type="float" office:value="8096" calcext:value-type="float">
            <text:p>8096</text:p>
          </table:table-cell>
          <table:table-cell table:formula="of:=[.C12]-[.C$2]" office:value-type="float" office:value="1.03076720237732" calcext:value-type="float">
            <text:p>1.0307672024</text:p>
          </table:table-cell>
          <table:table-cell table:formula="of:=[.D12]/([.E12]-[.E11])" office:value-type="float" office:value="246951.639460383" calcext:value-type="float">
            <text:p>246951.6394603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891221.77679" calcext:value-type="float">
            <text:p>1442891221.77679</text:p>
          </table:table-cell>
          <table:table-cell office:value-type="float" office:value="1442891221.77686" calcext:value-type="float">
            <text:p>1442891221.77686</text:p>
          </table:table-cell>
          <table:table-cell office:value-type="float" office:value="8096" calcext:value-type="float">
            <text:p>8096</text:p>
          </table:table-cell>
          <table:table-cell table:formula="of:=[.C13]-[.C$2]" office:value-type="float" office:value="1.1913743019104" calcext:value-type="float">
            <text:p>1.1913743019</text:p>
          </table:table-cell>
          <table:table-cell table:formula="of:=[.D13]/([.E13]-[.E12])" office:value-type="float" office:value="50408.7305202372" calcext:value-type="float">
            <text:p>50408.73052023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891221.79055" calcext:value-type="float">
            <text:p>1442891221.79055</text:p>
          </table:table-cell>
          <table:table-cell office:value-type="float" office:value="1442891221.80966" calcext:value-type="float">
            <text:p>1442891221.80966</text:p>
          </table:table-cell>
          <table:table-cell office:value-type="float" office:value="8096" calcext:value-type="float">
            <text:p>8096</text:p>
          </table:table-cell>
          <table:table-cell table:formula="of:=[.C14]-[.C$2]" office:value-type="float" office:value="1.22417640686035" calcext:value-type="float">
            <text:p>1.2241764069</text:p>
          </table:table-cell>
          <table:table-cell table:formula="of:=[.D14]/([.E14]-[.E13])" office:value-type="float" office:value="246813.428965998" calcext:value-type="float">
            <text:p>246813.4289659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891221.96911" calcext:value-type="float">
            <text:p>1442891221.96911</text:p>
          </table:table-cell>
          <table:table-cell office:value-type="float" office:value="1442891221.96916" calcext:value-type="float">
            <text:p>1442891221.96916</text:p>
          </table:table-cell>
          <table:table-cell office:value-type="float" office:value="8096" calcext:value-type="float">
            <text:p>8096</text:p>
          </table:table-cell>
          <table:table-cell table:formula="of:=[.C15]-[.C$2]" office:value-type="float" office:value="1.38366913795471" calcext:value-type="float">
            <text:p>1.383669138</text:p>
          </table:table-cell>
          <table:table-cell table:formula="of:=[.D15]/([.E15]-[.E14])" office:value-type="float" office:value="50760.9340215648" calcext:value-type="float">
            <text:p>50760.93402156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891221.99153" calcext:value-type="float">
            <text:p>1442891221.99153</text:p>
          </table:table-cell>
          <table:table-cell office:value-type="float" office:value="1442891222.00175" calcext:value-type="float">
            <text:p>1442891222.00175</text:p>
          </table:table-cell>
          <table:table-cell office:value-type="float" office:value="8096" calcext:value-type="float">
            <text:p>8096</text:p>
          </table:table-cell>
          <table:table-cell table:formula="of:=[.C16]-[.C$2]" office:value-type="float" office:value="1.41626143455505" calcext:value-type="float">
            <text:p>1.4162614346</text:p>
          </table:table-cell>
          <table:table-cell table:formula="of:=[.D16]/([.E16]-[.E15])" office:value-type="float" office:value="248402.255885064" calcext:value-type="float">
            <text:p>248402.2558850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891222.16033" calcext:value-type="float">
            <text:p>1442891222.16033</text:p>
          </table:table-cell>
          <table:table-cell office:value-type="float" office:value="1442891222.16041" calcext:value-type="float">
            <text:p>1442891222.16041</text:p>
          </table:table-cell>
          <table:table-cell office:value-type="float" office:value="8096" calcext:value-type="float">
            <text:p>8096</text:p>
          </table:table-cell>
          <table:table-cell table:formula="of:=[.C17]-[.C$2]" office:value-type="float" office:value="1.57492280006409" calcext:value-type="float">
            <text:p>1.5749228001</text:p>
          </table:table-cell>
          <table:table-cell table:formula="of:=[.D17]/([.E17]-[.E16])" office:value-type="float" office:value="51026.9149268041" calcext:value-type="float">
            <text:p>51026.91492680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891222.19289" calcext:value-type="float">
            <text:p>1442891222.19289</text:p>
          </table:table-cell>
          <table:table-cell office:value-type="float" office:value="1442891222.19292" calcext:value-type="float">
            <text:p>1442891222.19292</text:p>
          </table:table-cell>
          <table:table-cell office:value-type="float" office:value="8096" calcext:value-type="float">
            <text:p>8096</text:p>
          </table:table-cell>
          <table:table-cell table:formula="of:=[.C18]-[.C$2]" office:value-type="float" office:value="1.60743522644043" calcext:value-type="float">
            <text:p>1.6074352264</text:p>
          </table:table-cell>
          <table:table-cell table:formula="of:=[.D18]/([.E18]-[.E17])" office:value-type="float" office:value="249012.482374768" calcext:value-type="float">
            <text:p>249012.4823747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891222.32763" calcext:value-type="float">
            <text:p>1442891222.32763</text:p>
          </table:table-cell>
          <table:table-cell office:value-type="float" office:value="1442891222.32769" calcext:value-type="float">
            <text:p>1442891222.32769</text:p>
          </table:table-cell>
          <table:table-cell office:value-type="float" office:value="8096" calcext:value-type="float">
            <text:p>8096</text:p>
          </table:table-cell>
          <table:table-cell table:formula="of:=[.C19]-[.C$2]" office:value-type="float" office:value="1.74220323562622" calcext:value-type="float">
            <text:p>1.7422032356</text:p>
          </table:table-cell>
          <table:table-cell table:formula="of:=[.D19]/([.E19]-[.E18])" office:value-type="float" office:value="60073.6038835364" calcext:value-type="float">
            <text:p>60073.60388353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891222.39397" calcext:value-type="float">
            <text:p>1442891222.39397</text:p>
          </table:table-cell>
          <table:table-cell office:value-type="float" office:value="1442891222.39401" calcext:value-type="float">
            <text:p>1442891222.39401</text:p>
          </table:table-cell>
          <table:table-cell office:value-type="float" office:value="8096" calcext:value-type="float">
            <text:p>8096</text:p>
          </table:table-cell>
          <table:table-cell table:formula="of:=[.C20]-[.C$2]" office:value-type="float" office:value="1.80852222442627" calcext:value-type="float">
            <text:p>1.8085222244</text:p>
          </table:table-cell>
          <table:table-cell table:formula="of:=[.D20]/([.E20]-[.E19])" office:value-type="float" office:value="122076.650239788" calcext:value-type="float">
            <text:p>122076.6502397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891222.48716" calcext:value-type="float">
            <text:p>1442891222.48716</text:p>
          </table:table-cell>
          <table:table-cell office:value-type="float" office:value="1442891222.48723" calcext:value-type="float">
            <text:p>1442891222.48723</text:p>
          </table:table-cell>
          <table:table-cell office:value-type="float" office:value="8096" calcext:value-type="float">
            <text:p>8096</text:p>
          </table:table-cell>
          <table:table-cell table:formula="of:=[.C21]-[.C$2]" office:value-type="float" office:value="1.90174674987793" calcext:value-type="float">
            <text:p>1.9017467499</text:p>
          </table:table-cell>
          <table:table-cell table:formula="of:=[.D21]/([.E21]-[.E20])" office:value-type="float" office:value="86844.0998844025" calcext:value-type="float">
            <text:p>86844.09988440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891222.56686" calcext:value-type="float">
            <text:p>1442891222.56686</text:p>
          </table:table-cell>
          <table:table-cell office:value-type="float" office:value="1442891222.56691" calcext:value-type="float">
            <text:p>1442891222.56691</text:p>
          </table:table-cell>
          <table:table-cell office:value-type="float" office:value="8096" calcext:value-type="float">
            <text:p>8096</text:p>
          </table:table-cell>
          <table:table-cell table:formula="of:=[.C22]-[.C$2]" office:value-type="float" office:value="1.98142385482788" calcext:value-type="float">
            <text:p>1.9814238548</text:p>
          </table:table-cell>
          <table:table-cell table:formula="of:=[.D22]/([.E22]-[.E21])" office:value-type="float" office:value="101610.117549897" calcext:value-type="float">
            <text:p>101610.1175498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891222.59489" calcext:value-type="float">
            <text:p>1442891222.59489</text:p>
          </table:table-cell>
          <table:table-cell office:value-type="float" office:value="1442891222.59642" calcext:value-type="float">
            <text:p>1442891222.59642</text:p>
          </table:table-cell>
          <table:table-cell office:value-type="float" office:value="8096" calcext:value-type="float">
            <text:p>8096</text:p>
          </table:table-cell>
          <table:table-cell table:formula="of:=[.C23]-[.C$2]" office:value-type="float" office:value="2.01092720031738" calcext:value-type="float">
            <text:p>2.0109272003</text:p>
          </table:table-cell>
          <table:table-cell table:formula="of:=[.D23]/([.E23]-[.E22])" office:value-type="float" office:value="274409.558159456" calcext:value-type="float">
            <text:p>274409.5581594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891222.72608" calcext:value-type="float">
            <text:p>1442891222.72608</text:p>
          </table:table-cell>
          <table:table-cell office:value-type="float" office:value="1442891222.72613" calcext:value-type="float">
            <text:p>1442891222.72613</text:p>
          </table:table-cell>
          <table:table-cell office:value-type="float" office:value="8096" calcext:value-type="float">
            <text:p>8096</text:p>
          </table:table-cell>
          <table:table-cell table:formula="of:=[.C24]-[.C$2]" office:value-type="float" office:value="2.14064383506775" calcext:value-type="float">
            <text:p>2.1406438351</text:p>
          </table:table-cell>
          <table:table-cell table:formula="of:=[.D24]/([.E24]-[.E23])" office:value-type="float" office:value="62412.9666606013" calcext:value-type="float">
            <text:p>62412.96666060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891222.796" calcext:value-type="float">
            <text:p>1442891222.796</text:p>
          </table:table-cell>
          <table:table-cell office:value-type="float" office:value="1442891222.79606" calcext:value-type="float">
            <text:p>1442891222.79606</text:p>
          </table:table-cell>
          <table:table-cell office:value-type="float" office:value="8096" calcext:value-type="float">
            <text:p>8096</text:p>
          </table:table-cell>
          <table:table-cell table:formula="of:=[.C25]-[.C$2]" office:value-type="float" office:value="2.21056914329529" calcext:value-type="float">
            <text:p>2.2105691433</text:p>
          </table:table-cell>
          <table:table-cell table:formula="of:=[.D25]/([.E25]-[.E24])" office:value-type="float" office:value="115780.683778402" calcext:value-type="float">
            <text:p>115780.6837784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891222.88538" calcext:value-type="float">
            <text:p>1442891222.88538</text:p>
          </table:table-cell>
          <table:table-cell office:value-type="float" office:value="1442891222.88542" calcext:value-type="float">
            <text:p>1442891222.88542</text:p>
          </table:table-cell>
          <table:table-cell office:value-type="float" office:value="8096" calcext:value-type="float">
            <text:p>8096</text:p>
          </table:table-cell>
          <table:table-cell table:formula="of:=[.C26]-[.C$2]" office:value-type="float" office:value="2.29993414878845" calcext:value-type="float">
            <text:p>2.2999341488</text:p>
          </table:table-cell>
          <table:table-cell table:formula="of:=[.D26]/([.E26]-[.E25])" office:value-type="float" office:value="90594.7462915928" calcext:value-type="float">
            <text:p>90594.74629159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891222.96524" calcext:value-type="float">
            <text:p>1442891222.96524</text:p>
          </table:table-cell>
          <table:table-cell office:value-type="float" office:value="1442891222.9653" calcext:value-type="float">
            <text:p>1442891222.9653</text:p>
          </table:table-cell>
          <table:table-cell office:value-type="float" office:value="8096" calcext:value-type="float">
            <text:p>8096</text:p>
          </table:table-cell>
          <table:table-cell table:formula="of:=[.C27]-[.C$2]" office:value-type="float" office:value="2.3798131942749" calcext:value-type="float">
            <text:p>2.3798131943</text:p>
          </table:table-cell>
          <table:table-cell table:formula="of:=[.D27]/([.E27]-[.E26])" office:value-type="float" office:value="101353.239146721" calcext:value-type="float">
            <text:p>101353.2391467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891222.99713" calcext:value-type="float">
            <text:p>1442891222.99713</text:p>
          </table:table-cell>
          <table:table-cell office:value-type="float" office:value="1442891222.99717" calcext:value-type="float">
            <text:p>1442891222.99717</text:p>
          </table:table-cell>
          <table:table-cell office:value-type="float" office:value="8096" calcext:value-type="float">
            <text:p>8096</text:p>
          </table:table-cell>
          <table:table-cell table:formula="of:=[.C28]-[.C$2]" office:value-type="float" office:value="2.41168427467346" calcext:value-type="float">
            <text:p>2.4116842747</text:p>
          </table:table-cell>
          <table:table-cell table:formula="of:=[.D28]/([.E28]-[.E27])" office:value-type="float" office:value="254023.39358304" calcext:value-type="float">
            <text:p>254023.393583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891223.12458" calcext:value-type="float">
            <text:p>1442891223.12458</text:p>
          </table:table-cell>
          <table:table-cell office:value-type="float" office:value="1442891223.12462" calcext:value-type="float">
            <text:p>1442891223.12462</text:p>
          </table:table-cell>
          <table:table-cell office:value-type="float" office:value="8096" calcext:value-type="float">
            <text:p>8096</text:p>
          </table:table-cell>
          <table:table-cell table:formula="of:=[.C29]-[.C$2]" office:value-type="float" office:value="2.53913187980652" calcext:value-type="float">
            <text:p>2.5391318798</text:p>
          </table:table-cell>
          <table:table-cell table:formula="of:=[.D29]/([.E29]-[.E28])" office:value-type="float" office:value="63524.1438357958" calcext:value-type="float">
            <text:p>63524.14383579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891223.19807" calcext:value-type="float">
            <text:p>1442891223.19807</text:p>
          </table:table-cell>
          <table:table-cell office:value-type="float" office:value="1442891223.19811" calcext:value-type="float">
            <text:p>1442891223.19811</text:p>
          </table:table-cell>
          <table:table-cell office:value-type="float" office:value="8096" calcext:value-type="float">
            <text:p>8096</text:p>
          </table:table-cell>
          <table:table-cell table:formula="of:=[.C30]-[.C$2]" office:value-type="float" office:value="2.61262369155884" calcext:value-type="float">
            <text:p>2.6126236916</text:p>
          </table:table-cell>
          <table:table-cell table:formula="of:=[.D30]/([.E30]-[.E29])" office:value-type="float" office:value="110161.932424322" calcext:value-type="float">
            <text:p>110161.9324243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891223.28612" calcext:value-type="float">
            <text:p>1442891223.28612</text:p>
          </table:table-cell>
          <table:table-cell office:value-type="float" office:value="1442891223.28615" calcext:value-type="float">
            <text:p>1442891223.28615</text:p>
          </table:table-cell>
          <table:table-cell office:value-type="float" office:value="8096" calcext:value-type="float">
            <text:p>8096</text:p>
          </table:table-cell>
          <table:table-cell table:formula="of:=[.C31]-[.C$2]" office:value-type="float" office:value="2.70065975189209" calcext:value-type="float">
            <text:p>2.7006597519</text:p>
          </table:table-cell>
          <table:table-cell table:formula="of:=[.D31]/([.E31]-[.E30])" office:value-type="float" office:value="91962.3160027082" calcext:value-type="float">
            <text:p>91962.31600270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891223.36765" calcext:value-type="float">
            <text:p>1442891223.36765</text:p>
          </table:table-cell>
          <table:table-cell office:value-type="float" office:value="1442891223.36768" calcext:value-type="float">
            <text:p>1442891223.36768</text:p>
          </table:table-cell>
          <table:table-cell office:value-type="float" office:value="8096" calcext:value-type="float">
            <text:p>8096</text:p>
          </table:table-cell>
          <table:table-cell table:formula="of:=[.C32]-[.C$2]" office:value-type="float" office:value="2.7821958065033" calcext:value-type="float">
            <text:p>2.7821958065</text:p>
          </table:table-cell>
          <table:table-cell table:formula="of:=[.D32]/([.E32]-[.E31])" office:value-type="float" office:value="99293.4970744502" calcext:value-type="float">
            <text:p>99293.49707445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891223.39882" calcext:value-type="float">
            <text:p>1442891223.39882</text:p>
          </table:table-cell>
          <table:table-cell office:value-type="float" office:value="1442891223.39884" calcext:value-type="float">
            <text:p>1442891223.39884</text:p>
          </table:table-cell>
          <table:table-cell office:value-type="float" office:value="8096" calcext:value-type="float">
            <text:p>8096</text:p>
          </table:table-cell>
          <table:table-cell table:formula="of:=[.C33]-[.C$2]" office:value-type="float" office:value="2.8133499622345" calcext:value-type="float">
            <text:p>2.8133499622</text:p>
          </table:table-cell>
          <table:table-cell table:formula="of:=[.D33]/([.E33]-[.E32])" office:value-type="float" office:value="259869.022606566" calcext:value-type="float">
            <text:p>259869.0226065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891223.53101" calcext:value-type="float">
            <text:p>1442891223.53101</text:p>
          </table:table-cell>
          <table:table-cell office:value-type="float" office:value="1442891223.53104" calcext:value-type="float">
            <text:p>1442891223.53104</text:p>
          </table:table-cell>
          <table:table-cell office:value-type="float" office:value="8096" calcext:value-type="float">
            <text:p>8096</text:p>
          </table:table-cell>
          <table:table-cell table:formula="of:=[.C34]-[.C$2]" office:value-type="float" office:value="2.94554758071899" calcext:value-type="float">
            <text:p>2.9455475807</text:p>
          </table:table-cell>
          <table:table-cell table:formula="of:=[.D34]/([.E34]-[.E33])" office:value-type="float" office:value="61241.6478663678" calcext:value-type="float">
            <text:p>61241.64786636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891223.59976" calcext:value-type="float">
            <text:p>1442891223.59976</text:p>
          </table:table-cell>
          <table:table-cell office:value-type="float" office:value="1442891223.5998" calcext:value-type="float">
            <text:p>1442891223.5998</text:p>
          </table:table-cell>
          <table:table-cell office:value-type="float" office:value="8096" calcext:value-type="float">
            <text:p>8096</text:p>
          </table:table-cell>
          <table:table-cell table:formula="of:=[.C35]-[.C$2]" office:value-type="float" office:value="3.01431632041931" calcext:value-type="float">
            <text:p>3.0143163204</text:p>
          </table:table-cell>
          <table:table-cell table:formula="of:=[.D35]/([.E35]-[.E34])" office:value-type="float" office:value="117727.910025413" calcext:value-type="float">
            <text:p>117727.9100254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891223.69419" calcext:value-type="float">
            <text:p>1442891223.69419</text:p>
          </table:table-cell>
          <table:table-cell office:value-type="float" office:value="1442891223.69423" calcext:value-type="float">
            <text:p>1442891223.69423</text:p>
          </table:table-cell>
          <table:table-cell office:value-type="float" office:value="8096" calcext:value-type="float">
            <text:p>8096</text:p>
          </table:table-cell>
          <table:table-cell table:formula="of:=[.C36]-[.C$2]" office:value-type="float" office:value="3.10874676704407" calcext:value-type="float">
            <text:p>3.108746767</text:p>
          </table:table-cell>
          <table:table-cell table:formula="of:=[.D36]/([.E36]-[.E35])" office:value-type="float" office:value="85735.0599237509" calcext:value-type="float">
            <text:p>85735.05992375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891223.77584" calcext:value-type="float">
            <text:p>1442891223.77584</text:p>
          </table:table-cell>
          <table:table-cell office:value-type="float" office:value="1442891223.77588" calcext:value-type="float">
            <text:p>1442891223.77588</text:p>
          </table:table-cell>
          <table:table-cell office:value-type="float" office:value="8096" calcext:value-type="float">
            <text:p>8096</text:p>
          </table:table-cell>
          <table:table-cell table:formula="of:=[.C37]-[.C$2]" office:value-type="float" office:value="3.19038891792297" calcext:value-type="float">
            <text:p>3.1903889179</text:p>
          </table:table-cell>
          <table:table-cell table:formula="of:=[.D37]/([.E37]-[.E36])" office:value-type="float" office:value="99164.4623866928" calcext:value-type="float">
            <text:p>99164.46238669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891223.80063" calcext:value-type="float">
            <text:p>1442891223.80063</text:p>
          </table:table-cell>
          <table:table-cell office:value-type="float" office:value="1442891223.8028" calcext:value-type="float">
            <text:p>1442891223.8028</text:p>
          </table:table-cell>
          <table:table-cell office:value-type="float" office:value="8096" calcext:value-type="float">
            <text:p>8096</text:p>
          </table:table-cell>
          <table:table-cell table:formula="of:=[.C38]-[.C$2]" office:value-type="float" office:value="3.21730995178223" calcext:value-type="float">
            <text:p>3.2173099518</text:p>
          </table:table-cell>
          <table:table-cell table:formula="of:=[.D38]/([.E38]-[.E37])" office:value-type="float" office:value="300731.392498782" calcext:value-type="float">
            <text:p>300731.3924987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891223.93925" calcext:value-type="float">
            <text:p>1442891223.93925</text:p>
          </table:table-cell>
          <table:table-cell office:value-type="float" office:value="1442891223.9393" calcext:value-type="float">
            <text:p>1442891223.9393</text:p>
          </table:table-cell>
          <table:table-cell office:value-type="float" office:value="8096" calcext:value-type="float">
            <text:p>8096</text:p>
          </table:table-cell>
          <table:table-cell table:formula="of:=[.C39]-[.C$2]" office:value-type="float" office:value="3.35381627082825" calcext:value-type="float">
            <text:p>3.3538162708</text:p>
          </table:table-cell>
          <table:table-cell table:formula="of:=[.D39]/([.E39]-[.E38])" office:value-type="float" office:value="59308.6097155003" calcext:value-type="float">
            <text:p>59308.60971550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891224.00152" calcext:value-type="float">
            <text:p>1442891224.00152</text:p>
          </table:table-cell>
          <table:table-cell office:value-type="float" office:value="1442891224.00157" calcext:value-type="float">
            <text:p>1442891224.00157</text:p>
          </table:table-cell>
          <table:table-cell office:value-type="float" office:value="8096" calcext:value-type="float">
            <text:p>8096</text:p>
          </table:table-cell>
          <table:table-cell table:formula="of:=[.C40]-[.C$2]" office:value-type="float" office:value="3.41607761383057" calcext:value-type="float">
            <text:p>3.4160776138</text:p>
          </table:table-cell>
          <table:table-cell table:formula="of:=[.D40]/([.E40]-[.E39])" office:value-type="float" office:value="130032.530774327" calcext:value-type="float">
            <text:p>130032.5307743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891224.10257" calcext:value-type="float">
            <text:p>1442891224.10257</text:p>
          </table:table-cell>
          <table:table-cell office:value-type="float" office:value="1442891224.10264" calcext:value-type="float">
            <text:p>1442891224.10264</text:p>
          </table:table-cell>
          <table:table-cell office:value-type="float" office:value="8096" calcext:value-type="float">
            <text:p>8096</text:p>
          </table:table-cell>
          <table:table-cell table:formula="of:=[.C41]-[.C$2]" office:value-type="float" office:value="3.51714777946472" calcext:value-type="float">
            <text:p>3.5171477795</text:p>
          </table:table-cell>
          <table:table-cell table:formula="of:=[.D41]/([.E41]-[.E40])" office:value-type="float" office:value="80102.767707982" calcext:value-type="float">
            <text:p>80102.7677079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891224.18432" calcext:value-type="float">
            <text:p>1442891224.18432</text:p>
          </table:table-cell>
          <table:table-cell office:value-type="float" office:value="1442891224.18441" calcext:value-type="float">
            <text:p>1442891224.18441</text:p>
          </table:table-cell>
          <table:table-cell office:value-type="float" office:value="8096" calcext:value-type="float">
            <text:p>8096</text:p>
          </table:table-cell>
          <table:table-cell table:formula="of:=[.C42]-[.C$2]" office:value-type="float" office:value="3.59892535209656" calcext:value-type="float">
            <text:p>3.5989253521</text:p>
          </table:table-cell>
          <table:table-cell table:formula="of:=[.D42]/([.E42]-[.E41])" office:value-type="float" office:value="99000.2483498542" calcext:value-type="float">
            <text:p>99000.24834985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891224.20224" calcext:value-type="float">
            <text:p>1442891224.20224</text:p>
          </table:table-cell>
          <table:table-cell office:value-type="float" office:value="1442891224.21121" calcext:value-type="float">
            <text:p>1442891224.21121</text:p>
          </table:table-cell>
          <table:table-cell office:value-type="float" office:value="8096" calcext:value-type="float">
            <text:p>8096</text:p>
          </table:table-cell>
          <table:table-cell table:formula="of:=[.C43]-[.C$2]" office:value-type="float" office:value="3.62572002410889" calcext:value-type="float">
            <text:p>3.6257200241</text:p>
          </table:table-cell>
          <table:table-cell table:formula="of:=[.D43]/([.E43]-[.E42])" office:value-type="float" office:value="302149.621248387" calcext:value-type="float">
            <text:p>302149.6212483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891224.34786" calcext:value-type="float">
            <text:p>1442891224.34786</text:p>
          </table:table-cell>
          <table:table-cell office:value-type="float" office:value="1442891224.34791" calcext:value-type="float">
            <text:p>1442891224.34791</text:p>
          </table:table-cell>
          <table:table-cell office:value-type="float" office:value="8096" calcext:value-type="float">
            <text:p>8096</text:p>
          </table:table-cell>
          <table:table-cell table:formula="of:=[.C44]-[.C$2]" office:value-type="float" office:value="3.7624237537384" calcext:value-type="float">
            <text:p>3.7624237537</text:p>
          </table:table-cell>
          <table:table-cell table:formula="of:=[.D44]/([.E44]-[.E43])" office:value-type="float" office:value="59222.9635719605" calcext:value-type="float">
            <text:p>59222.96357196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891224.40319" calcext:value-type="float">
            <text:p>1442891224.40319</text:p>
          </table:table-cell>
          <table:table-cell office:value-type="float" office:value="1442891224.40323" calcext:value-type="float">
            <text:p>1442891224.40323</text:p>
          </table:table-cell>
          <table:table-cell office:value-type="float" office:value="8096" calcext:value-type="float">
            <text:p>8096</text:p>
          </table:table-cell>
          <table:table-cell table:formula="of:=[.C45]-[.C$2]" office:value-type="float" office:value="3.81774306297302" calcext:value-type="float">
            <text:p>3.817743063</text:p>
          </table:table-cell>
          <table:table-cell table:formula="of:=[.D45]/([.E45]-[.E44])" office:value-type="float" office:value="146350.345150974" calcext:value-type="float">
            <text:p>146350.3451509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891224.51117" calcext:value-type="float">
            <text:p>1442891224.51117</text:p>
          </table:table-cell>
          <table:table-cell office:value-type="float" office:value="1442891224.51124" calcext:value-type="float">
            <text:p>1442891224.51124</text:p>
          </table:table-cell>
          <table:table-cell office:value-type="float" office:value="8096" calcext:value-type="float">
            <text:p>8096</text:p>
          </table:table-cell>
          <table:table-cell table:formula="of:=[.C46]-[.C$2]" office:value-type="float" office:value="3.92575573921204" calcext:value-type="float">
            <text:p>3.9257557392</text:p>
          </table:table-cell>
          <table:table-cell table:formula="of:=[.D46]/([.E46]-[.E45])" office:value-type="float" office:value="74954.165398929" calcext:value-type="float">
            <text:p>74954.1653989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891224.593" calcext:value-type="float">
            <text:p>1442891224.593</text:p>
          </table:table-cell>
          <table:table-cell office:value-type="float" office:value="1442891224.59303" calcext:value-type="float">
            <text:p>1442891224.59303</text:p>
          </table:table-cell>
          <table:table-cell office:value-type="float" office:value="8096" calcext:value-type="float">
            <text:p>8096</text:p>
          </table:table-cell>
          <table:table-cell table:formula="of:=[.C47]-[.C$2]" office:value-type="float" office:value="4.0075409412384" calcext:value-type="float">
            <text:p>4.0075409412</text:p>
          </table:table-cell>
          <table:table-cell table:formula="of:=[.D47]/([.E47]-[.E46])" office:value-type="float" office:value="98991.0130366846" calcext:value-type="float">
            <text:p>98991.01303668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891224.60386" calcext:value-type="float">
            <text:p>1442891224.60386</text:p>
          </table:table-cell>
          <table:table-cell office:value-type="float" office:value="1442891224.61982" calcext:value-type="float">
            <text:p>1442891224.61982</text:p>
          </table:table-cell>
          <table:table-cell office:value-type="float" office:value="8096" calcext:value-type="float">
            <text:p>8096</text:p>
          </table:table-cell>
          <table:table-cell table:formula="of:=[.C48]-[.C$2]" office:value-type="float" office:value="4.03433060646057" calcext:value-type="float">
            <text:p>4.0343306065</text:p>
          </table:table-cell>
          <table:table-cell table:formula="of:=[.D48]/([.E48]-[.E47])" office:value-type="float" office:value="302206.090776405" calcext:value-type="float">
            <text:p>302206.0907764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891224.75613" calcext:value-type="float">
            <text:p>1442891224.75613</text:p>
          </table:table-cell>
          <table:table-cell office:value-type="float" office:value="1442891224.75617" calcext:value-type="float">
            <text:p>1442891224.75617</text:p>
          </table:table-cell>
          <table:table-cell office:value-type="float" office:value="8096" calcext:value-type="float">
            <text:p>8096</text:p>
          </table:table-cell>
          <table:table-cell table:formula="of:=[.C49]-[.C$2]" office:value-type="float" office:value="4.17068696022034" calcext:value-type="float">
            <text:p>4.1706869602</text:p>
          </table:table-cell>
          <table:table-cell table:formula="of:=[.D49]/([.E49]-[.E48])" office:value-type="float" office:value="59373.8375716884" calcext:value-type="float">
            <text:p>59373.83757168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891224.80483" calcext:value-type="float">
            <text:p>1442891224.80483</text:p>
          </table:table-cell>
          <table:table-cell office:value-type="float" office:value="1442891224.80487" calcext:value-type="float">
            <text:p>1442891224.80487</text:p>
          </table:table-cell>
          <table:table-cell office:value-type="float" office:value="8096" calcext:value-type="float">
            <text:p>8096</text:p>
          </table:table-cell>
          <table:table-cell table:formula="of:=[.C50]-[.C$2]" office:value-type="float" office:value="4.21938133239746" calcext:value-type="float">
            <text:p>4.2193813324</text:p>
          </table:table-cell>
          <table:table-cell table:formula="of:=[.D50]/([.E50]-[.E49])" office:value-type="float" office:value="166261.513148811" calcext:value-type="float">
            <text:p>166261.5131488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891224.91937" calcext:value-type="float">
            <text:p>1442891224.91937</text:p>
          </table:table-cell>
          <table:table-cell office:value-type="float" office:value="1442891224.91944" calcext:value-type="float">
            <text:p>1442891224.91944</text:p>
          </table:table-cell>
          <table:table-cell office:value-type="float" office:value="8096" calcext:value-type="float">
            <text:p>8096</text:p>
          </table:table-cell>
          <table:table-cell table:formula="of:=[.C51]-[.C$2]" office:value-type="float" office:value="4.33394718170166" calcext:value-type="float">
            <text:p>4.3339471817</text:p>
          </table:table-cell>
          <table:table-cell table:formula="of:=[.D51]/([.E51]-[.E50])" office:value-type="float" office:value="70666.7828953393" calcext:value-type="float">
            <text:p>70666.78289533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891225.00089" calcext:value-type="float">
            <text:p>1442891225.00089</text:p>
          </table:table-cell>
          <table:table-cell office:value-type="float" office:value="1442891225.00093" calcext:value-type="float">
            <text:p>1442891225.00093</text:p>
          </table:table-cell>
          <table:table-cell office:value-type="float" office:value="8096" calcext:value-type="float">
            <text:p>8096</text:p>
          </table:table-cell>
          <table:table-cell table:formula="of:=[.C52]-[.C$2]" office:value-type="float" office:value="4.41544437408447" calcext:value-type="float">
            <text:p>4.4154443741</text:p>
          </table:table-cell>
          <table:table-cell table:formula="of:=[.D52]/([.E52]-[.E51])" office:value-type="float" office:value="99340.8455345441" calcext:value-type="float">
            <text:p>99340.84553454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891225.00567" calcext:value-type="float">
            <text:p>1442891225.00567</text:p>
          </table:table-cell>
          <table:table-cell office:value-type="float" office:value="1442891225.0255" calcext:value-type="float">
            <text:p>1442891225.0255</text:p>
          </table:table-cell>
          <table:table-cell office:value-type="float" office:value="8096" calcext:value-type="float">
            <text:p>8096</text:p>
          </table:table-cell>
          <table:table-cell table:formula="of:=[.C53]-[.C$2]" office:value-type="float" office:value="4.44000720977783" calcext:value-type="float">
            <text:p>4.4400072098</text:p>
          </table:table-cell>
          <table:table-cell table:formula="of:=[.D53]/([.E53]-[.E52])" office:value-type="float" office:value="329603.637831962" calcext:value-type="float">
            <text:p>329603.6378319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891225.16454" calcext:value-type="float">
            <text:p>1442891225.16454</text:p>
          </table:table-cell>
          <table:table-cell office:value-type="float" office:value="1442891225.1646" calcext:value-type="float">
            <text:p>1442891225.1646</text:p>
          </table:table-cell>
          <table:table-cell office:value-type="float" office:value="8096" calcext:value-type="float">
            <text:p>8096</text:p>
          </table:table-cell>
          <table:table-cell table:formula="of:=[.C54]-[.C$2]" office:value-type="float" office:value="4.57911205291748" calcext:value-type="float">
            <text:p>4.5791120529</text:p>
          </table:table-cell>
          <table:table-cell table:formula="of:=[.D54]/([.E54]-[.E53])" office:value-type="float" office:value="58200.7054339033" calcext:value-type="float">
            <text:p>58200.70543390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891225.20674" calcext:value-type="float">
            <text:p>1442891225.20674</text:p>
          </table:table-cell>
          <table:table-cell office:value-type="float" office:value="1442891225.20678" calcext:value-type="float">
            <text:p>1442891225.20678</text:p>
          </table:table-cell>
          <table:table-cell office:value-type="float" office:value="8096" calcext:value-type="float">
            <text:p>8096</text:p>
          </table:table-cell>
          <table:table-cell table:formula="of:=[.C55]-[.C$2]" office:value-type="float" office:value="4.62129426002502" calcext:value-type="float">
            <text:p>4.62129426</text:p>
          </table:table-cell>
          <table:table-cell table:formula="of:=[.D55]/([.E55]-[.E54])" office:value-type="float" office:value="191929.264852339" calcext:value-type="float">
            <text:p>191929.2648523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891225.32212" calcext:value-type="float">
            <text:p>1442891225.32212</text:p>
          </table:table-cell>
          <table:table-cell office:value-type="float" office:value="1442891225.32216" calcext:value-type="float">
            <text:p>1442891225.32216</text:p>
          </table:table-cell>
          <table:table-cell office:value-type="float" office:value="8096" calcext:value-type="float">
            <text:p>8096</text:p>
          </table:table-cell>
          <table:table-cell table:formula="of:=[.C56]-[.C$2]" office:value-type="float" office:value="4.73667621612549" calcext:value-type="float">
            <text:p>4.7366762161</text:p>
          </table:table-cell>
          <table:table-cell table:formula="of:=[.D56]/([.E56]-[.E55])" office:value-type="float" office:value="70166.9504801146" calcext:value-type="float">
            <text:p>70166.95048011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891225.39972" calcext:value-type="float">
            <text:p>1442891225.39972</text:p>
          </table:table-cell>
          <table:table-cell office:value-type="float" office:value="1442891225.39976" calcext:value-type="float">
            <text:p>1442891225.39976</text:p>
          </table:table-cell>
          <table:table-cell office:value-type="float" office:value="8096" calcext:value-type="float">
            <text:p>8096</text:p>
          </table:table-cell>
          <table:table-cell table:formula="of:=[.C57]-[.C$2]" office:value-type="float" office:value="4.81426930427551" calcext:value-type="float">
            <text:p>4.8142693043</text:p>
          </table:table-cell>
          <table:table-cell table:formula="of:=[.D57]/([.E57]-[.E56])" office:value-type="float" office:value="104339.190423077" calcext:value-type="float">
            <text:p>104339.1904230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891225.40758" calcext:value-type="float">
            <text:p>1442891225.40758</text:p>
          </table:table-cell>
          <table:table-cell office:value-type="float" office:value="1442891225.42431" calcext:value-type="float">
            <text:p>1442891225.42431</text:p>
          </table:table-cell>
          <table:table-cell office:value-type="float" office:value="8096" calcext:value-type="float">
            <text:p>8096</text:p>
          </table:table-cell>
          <table:table-cell table:formula="of:=[.C58]-[.C$2]" office:value-type="float" office:value="4.83881878852844" calcext:value-type="float">
            <text:p>4.8388187885</text:p>
          </table:table-cell>
          <table:table-cell table:formula="of:=[.D58]/([.E58]-[.E57])" office:value-type="float" office:value="329782.895501515" calcext:value-type="float">
            <text:p>329782.8955015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891225.5553" calcext:value-type="float">
            <text:p>1442891225.5553</text:p>
          </table:table-cell>
          <table:table-cell office:value-type="float" office:value="1442891225.55535" calcext:value-type="float">
            <text:p>1442891225.55535</text:p>
          </table:table-cell>
          <table:table-cell office:value-type="float" office:value="8096" calcext:value-type="float">
            <text:p>8096</text:p>
          </table:table-cell>
          <table:table-cell table:formula="of:=[.C59]-[.C$2]" office:value-type="float" office:value="4.96985936164856" calcext:value-type="float">
            <text:p>4.9698593616</text:p>
          </table:table-cell>
          <table:table-cell table:formula="of:=[.D59]/([.E59]-[.E58])" office:value-type="float" office:value="61782.3915695093" calcext:value-type="float">
            <text:p>61782.39156950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891225.60859" calcext:value-type="float">
            <text:p>1442891225.60859</text:p>
          </table:table-cell>
          <table:table-cell office:value-type="float" office:value="1442891225.60864" calcext:value-type="float">
            <text:p>1442891225.60864</text:p>
          </table:table-cell>
          <table:table-cell office:value-type="float" office:value="8096" calcext:value-type="float">
            <text:p>8096</text:p>
          </table:table-cell>
          <table:table-cell table:formula="of:=[.C60]-[.C$2]" office:value-type="float" office:value="5.02314710617065" calcext:value-type="float">
            <text:p>5.0231471062</text:p>
          </table:table-cell>
          <table:table-cell table:formula="of:=[.D60]/([.E60]-[.E59])" office:value-type="float" office:value="151929.868164023" calcext:value-type="float">
            <text:p>151929.8681640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891225.71032" calcext:value-type="float">
            <text:p>1442891225.71032</text:p>
          </table:table-cell>
          <table:table-cell office:value-type="float" office:value="1442891225.71037" calcext:value-type="float">
            <text:p>1442891225.71037</text:p>
          </table:table-cell>
          <table:table-cell office:value-type="float" office:value="8096" calcext:value-type="float">
            <text:p>8096</text:p>
          </table:table-cell>
          <table:table-cell table:formula="of:=[.C61]-[.C$2]" office:value-type="float" office:value="5.12488293647766" calcext:value-type="float">
            <text:p>5.1248829365</text:p>
          </table:table-cell>
          <table:table-cell table:formula="of:=[.D61]/([.E61]-[.E60])" office:value-type="float" office:value="79578.6496809316" calcext:value-type="float">
            <text:p>79578.64968093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891225.78794" calcext:value-type="float">
            <text:p>1442891225.78794</text:p>
          </table:table-cell>
          <table:table-cell office:value-type="float" office:value="1442891225.78799" calcext:value-type="float">
            <text:p>1442891225.78799</text:p>
          </table:table-cell>
          <table:table-cell office:value-type="float" office:value="8096" calcext:value-type="float">
            <text:p>8096</text:p>
          </table:table-cell>
          <table:table-cell table:formula="of:=[.C62]-[.C$2]" office:value-type="float" office:value="5.20250606536865" calcext:value-type="float">
            <text:p>5.2025060654</text:p>
          </table:table-cell>
          <table:table-cell table:formula="of:=[.D62]/([.E62]-[.E61])" office:value-type="float" office:value="104298.810363204" calcext:value-type="float">
            <text:p>104298.8103632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891225.80938" calcext:value-type="float">
            <text:p>1442891225.80938</text:p>
          </table:table-cell>
          <table:table-cell office:value-type="float" office:value="1442891225.81255" calcext:value-type="float">
            <text:p>1442891225.81255</text:p>
          </table:table-cell>
          <table:table-cell office:value-type="float" office:value="8096" calcext:value-type="float">
            <text:p>8096</text:p>
          </table:table-cell>
          <table:table-cell table:formula="of:=[.C63]-[.C$2]" office:value-type="float" office:value="5.22705912590027" calcext:value-type="float">
            <text:p>5.2270591259</text:p>
          </table:table-cell>
          <table:table-cell table:formula="of:=[.D63]/([.E63]-[.E62])" office:value-type="float" office:value="329734.860938213" calcext:value-type="float">
            <text:p>329734.8609382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891225.9432" calcext:value-type="float">
            <text:p>1442891225.9432</text:p>
          </table:table-cell>
          <table:table-cell office:value-type="float" office:value="1442891225.94325" calcext:value-type="float">
            <text:p>1442891225.94325</text:p>
          </table:table-cell>
          <table:table-cell office:value-type="float" office:value="8096" calcext:value-type="float">
            <text:p>8096</text:p>
          </table:table-cell>
          <table:table-cell table:formula="of:=[.C64]-[.C$2]" office:value-type="float" office:value="5.35775971412659" calcext:value-type="float">
            <text:p>5.3577597141</text:p>
          </table:table-cell>
          <table:table-cell table:formula="of:=[.D64]/([.E64]-[.E63])" office:value-type="float" office:value="61943.1030102262" calcext:value-type="float">
            <text:p>61943.10301022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891226.01031" calcext:value-type="float">
            <text:p>1442891226.01031</text:p>
          </table:table-cell>
          <table:table-cell office:value-type="float" office:value="1442891226.01035" calcext:value-type="float">
            <text:p>1442891226.01035</text:p>
          </table:table-cell>
          <table:table-cell office:value-type="float" office:value="8096" calcext:value-type="float">
            <text:p>8096</text:p>
          </table:table-cell>
          <table:table-cell table:formula="of:=[.C65]-[.C$2]" office:value-type="float" office:value="5.42486667633057" calcext:value-type="float">
            <text:p>5.4248666763</text:p>
          </table:table-cell>
          <table:table-cell table:formula="of:=[.D65]/([.E65]-[.E64])" office:value-type="float" office:value="120643.219929867" calcext:value-type="float">
            <text:p>120643.2199298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891226.09863" calcext:value-type="float">
            <text:p>1442891226.09863</text:p>
          </table:table-cell>
          <table:table-cell office:value-type="float" office:value="1442891226.09869" calcext:value-type="float">
            <text:p>1442891226.09869</text:p>
          </table:table-cell>
          <table:table-cell office:value-type="float" office:value="8096" calcext:value-type="float">
            <text:p>8096</text:p>
          </table:table-cell>
          <table:table-cell table:formula="of:=[.C66]-[.C$2]" office:value-type="float" office:value="5.51320123672485" calcext:value-type="float">
            <text:p>5.5132012367</text:p>
          </table:table-cell>
          <table:table-cell table:formula="of:=[.D66]/([.E66]-[.E65])" office:value-type="float" office:value="91651.5570334303" calcext:value-type="float">
            <text:p>91651.55703343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891226.17616" calcext:value-type="float">
            <text:p>1442891226.17616</text:p>
          </table:table-cell>
          <table:table-cell office:value-type="float" office:value="1442891226.1762" calcext:value-type="float">
            <text:p>1442891226.1762</text:p>
          </table:table-cell>
          <table:table-cell office:value-type="float" office:value="8096" calcext:value-type="float">
            <text:p>8096</text:p>
          </table:table-cell>
          <table:table-cell table:formula="of:=[.C67]-[.C$2]" office:value-type="float" office:value="5.59071564674377" calcext:value-type="float">
            <text:p>5.5907156467</text:p>
          </table:table-cell>
          <table:table-cell table:formula="of:=[.D67]/([.E67]-[.E66])" office:value-type="float" office:value="104445.09605406" calcext:value-type="float">
            <text:p>104445.096054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891226.21106" calcext:value-type="float">
            <text:p>1442891226.21106</text:p>
          </table:table-cell>
          <table:table-cell office:value-type="float" office:value="1442891226.2111" calcext:value-type="float">
            <text:p>1442891226.2111</text:p>
          </table:table-cell>
          <table:table-cell office:value-type="float" office:value="8096" calcext:value-type="float">
            <text:p>8096</text:p>
          </table:table-cell>
          <table:table-cell table:formula="of:=[.C68]-[.C$2]" office:value-type="float" office:value="5.62560892105103" calcext:value-type="float">
            <text:p>5.6256089211</text:p>
          </table:table-cell>
          <table:table-cell table:formula="of:=[.D68]/([.E68]-[.E67])" office:value-type="float" office:value="232021.791039473" calcext:value-type="float">
            <text:p>232021.7910394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891226.3266" calcext:value-type="float">
            <text:p>1442891226.3266</text:p>
          </table:table-cell>
          <table:table-cell office:value-type="float" office:value="1442891226.32665" calcext:value-type="float">
            <text:p>1442891226.32665</text:p>
          </table:table-cell>
          <table:table-cell office:value-type="float" office:value="8096" calcext:value-type="float">
            <text:p>8096</text:p>
          </table:table-cell>
          <table:table-cell table:formula="of:=[.C69]-[.C$2]" office:value-type="float" office:value="5.74116516113281" calcext:value-type="float">
            <text:p>5.7411651611</text:p>
          </table:table-cell>
          <table:table-cell table:formula="of:=[.D69]/([.E69]-[.E68])" office:value-type="float" office:value="70061.1234345277" calcext:value-type="float">
            <text:p>70061.123434527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891226.40118" calcext:value-type="float">
            <text:p>1442891226.40118</text:p>
          </table:table-cell>
          <table:table-cell office:value-type="float" office:value="1442891226.40122" calcext:value-type="float">
            <text:p>1442891226.40122</text:p>
          </table:table-cell>
          <table:table-cell office:value-type="float" office:value="8096" calcext:value-type="float">
            <text:p>8096</text:p>
          </table:table-cell>
          <table:table-cell table:formula="of:=[.C70]-[.C$2]" office:value-type="float" office:value="5.81572866439819" calcext:value-type="float">
            <text:p>5.8157286644</text:p>
          </table:table-cell>
          <table:table-cell table:formula="of:=[.D70]/([.E70]-[.E69])" office:value-type="float" office:value="108578.589329223" calcext:value-type="float">
            <text:p>108578.58932922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891226.41183" calcext:value-type="float">
            <text:p>1442891226.41183</text:p>
          </table:table-cell>
          <table:table-cell office:value-type="float" office:value="1442891226.42384" calcext:value-type="float">
            <text:p>1442891226.42384</text:p>
          </table:table-cell>
          <table:table-cell office:value-type="float" office:value="8096" calcext:value-type="float">
            <text:p>8096</text:p>
          </table:table-cell>
          <table:table-cell table:formula="of:=[.C71]-[.C$2]" office:value-type="float" office:value="5.8383514881134" calcext:value-type="float">
            <text:p>5.8383514881</text:p>
          </table:table-cell>
          <table:table-cell table:formula="of:=[.D71]/([.E71]-[.E70])" office:value-type="float" office:value="357868.677310907" calcext:value-type="float">
            <text:p>357868.6773109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891226.55051" calcext:value-type="float">
            <text:p>1442891226.55051</text:p>
          </table:table-cell>
          <table:table-cell office:value-type="float" office:value="1442891226.55056" calcext:value-type="float">
            <text:p>1442891226.55056</text:p>
          </table:table-cell>
          <table:table-cell office:value-type="float" office:value="8096" calcext:value-type="float">
            <text:p>8096</text:p>
          </table:table-cell>
          <table:table-cell table:formula="of:=[.C72]-[.C$2]" office:value-type="float" office:value="5.96507024765015" calcext:value-type="float">
            <text:p>5.9650702477</text:p>
          </table:table-cell>
          <table:table-cell table:formula="of:=[.D72]/([.E72]-[.E71])" office:value-type="float" office:value="63889.5143039377" calcext:value-type="float">
            <text:p>63889.51430393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891226.61264" calcext:value-type="float">
            <text:p>1442891226.61264</text:p>
          </table:table-cell>
          <table:table-cell office:value-type="float" office:value="1442891226.61268" calcext:value-type="float">
            <text:p>1442891226.61268</text:p>
          </table:table-cell>
          <table:table-cell office:value-type="float" office:value="8096" calcext:value-type="float">
            <text:p>8096</text:p>
          </table:table-cell>
          <table:table-cell table:formula="of:=[.C73]-[.C$2]" office:value-type="float" office:value="6.02719593048096" calcext:value-type="float">
            <text:p>6.0271959305</text:p>
          </table:table-cell>
          <table:table-cell table:formula="of:=[.D73]/([.E73]-[.E72])" office:value-type="float" office:value="130316.475104961" calcext:value-type="float">
            <text:p>130316.4751049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891226.69992" calcext:value-type="float">
            <text:p>1442891226.69992</text:p>
          </table:table-cell>
          <table:table-cell office:value-type="float" office:value="1442891226.69998" calcext:value-type="float">
            <text:p>1442891226.69998</text:p>
          </table:table-cell>
          <table:table-cell office:value-type="float" office:value="8096" calcext:value-type="float">
            <text:p>8096</text:p>
          </table:table-cell>
          <table:table-cell table:formula="of:=[.C74]-[.C$2]" office:value-type="float" office:value="6.11449360847473" calcext:value-type="float">
            <text:p>6.1144936085</text:p>
          </table:table-cell>
          <table:table-cell table:formula="of:=[.D74]/([.E74]-[.E73])" office:value-type="float" office:value="92740.1528432103" calcext:value-type="float">
            <text:p>92740.15284321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891226.77444" calcext:value-type="float">
            <text:p>1442891226.77444</text:p>
          </table:table-cell>
          <table:table-cell office:value-type="float" office:value="1442891226.77447" calcext:value-type="float">
            <text:p>1442891226.77447</text:p>
          </table:table-cell>
          <table:table-cell office:value-type="float" office:value="8096" calcext:value-type="float">
            <text:p>8096</text:p>
          </table:table-cell>
          <table:table-cell table:formula="of:=[.C75]-[.C$2]" office:value-type="float" office:value="6.18898558616638" calcext:value-type="float">
            <text:p>6.1889855862</text:p>
          </table:table-cell>
          <table:table-cell table:formula="of:=[.D75]/([.E75]-[.E74])" office:value-type="float" office:value="108682.84412467" calcext:value-type="float">
            <text:p>108682.844124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891226.81377" calcext:value-type="float">
            <text:p>1442891226.81377</text:p>
          </table:table-cell>
          <table:table-cell office:value-type="float" office:value="1442891226.8138" calcext:value-type="float">
            <text:p>1442891226.8138</text:p>
          </table:table-cell>
          <table:table-cell office:value-type="float" office:value="8096" calcext:value-type="float">
            <text:p>8096</text:p>
          </table:table-cell>
          <table:table-cell table:formula="of:=[.C76]-[.C$2]" office:value-type="float" office:value="6.22831320762634" calcext:value-type="float">
            <text:p>6.2283132076</text:p>
          </table:table-cell>
          <table:table-cell table:formula="of:=[.D76]/([.E76]-[.E75])" office:value-type="float" office:value="205860.402929337" calcext:value-type="float">
            <text:p>205860.4029293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891226.92382" calcext:value-type="float">
            <text:p>1442891226.92382</text:p>
          </table:table-cell>
          <table:table-cell office:value-type="float" office:value="1442891226.92387" calcext:value-type="float">
            <text:p>1442891226.92387</text:p>
          </table:table-cell>
          <table:table-cell office:value-type="float" office:value="8096" calcext:value-type="float">
            <text:p>8096</text:p>
          </table:table-cell>
          <table:table-cell table:formula="of:=[.C77]-[.C$2]" office:value-type="float" office:value="6.33838081359863" calcext:value-type="float">
            <text:p>6.3383808136</text:p>
          </table:table-cell>
          <table:table-cell table:formula="of:=[.D77]/([.E77]-[.E76])" office:value-type="float" office:value="73554.7932426022" calcext:value-type="float">
            <text:p>73554.79324260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891226.99851" calcext:value-type="float">
            <text:p>1442891226.99851</text:p>
          </table:table-cell>
          <table:table-cell office:value-type="float" office:value="1442891226.99857" calcext:value-type="float">
            <text:p>1442891226.99857</text:p>
          </table:table-cell>
          <table:table-cell office:value-type="float" office:value="8096" calcext:value-type="float">
            <text:p>8096</text:p>
          </table:table-cell>
          <table:table-cell table:formula="of:=[.C78]-[.C$2]" office:value-type="float" office:value="6.41308355331421" calcext:value-type="float">
            <text:p>6.4130835533</text:p>
          </table:table-cell>
          <table:table-cell table:formula="of:=[.D78]/([.E78]-[.E77])" office:value-type="float" office:value="108376.212583699" calcext:value-type="float">
            <text:p>108376.2125836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891227.01471" calcext:value-type="float">
            <text:p>1442891227.01471</text:p>
          </table:table-cell>
          <table:table-cell office:value-type="float" office:value="1442891230.03172" calcext:value-type="float">
            <text:p>1442891230.03172</text:p>
          </table:table-cell>
          <table:table-cell office:value-type="float" office:value="8096" calcext:value-type="float">
            <text:p>8096</text:p>
          </table:table-cell>
          <table:table-cell table:formula="of:=[.C79]-[.C$2]" office:value-type="float" office:value="9.44622778892517" calcext:value-type="float">
            <text:p>9.4462277889</text:p>
          </table:table-cell>
          <table:table-cell table:formula="of:=[.D79]/([.E79]-[.E78])" office:value-type="float" office:value="2669.17738528489" calcext:value-type="float">
            <text:p>2669.17738528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891227.14798" calcext:value-type="float">
            <text:p>1442891227.14798</text:p>
          </table:table-cell>
          <table:table-cell office:value-type="float" office:value="1442891230.06555" calcext:value-type="float">
            <text:p>1442891230.06555</text:p>
          </table:table-cell>
          <table:table-cell office:value-type="float" office:value="8096" calcext:value-type="float">
            <text:p>8096</text:p>
          </table:table-cell>
          <table:table-cell table:formula="of:=[.C80]-[.C$2]" office:value-type="float" office:value="9.48005867004395" calcext:value-type="float">
            <text:p>9.48005867</text:p>
          </table:table-cell>
          <table:table-cell table:formula="of:=[.D80]/([.E80]-[.E79])" office:value-type="float" office:value="239307.985256912" calcext:value-type="float">
            <text:p>239307.9852569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891227.21565" calcext:value-type="float">
            <text:p>1442891227.21565</text:p>
          </table:table-cell>
          <table:table-cell office:value-type="float" office:value="1442891230.0994" calcext:value-type="float">
            <text:p>1442891230.0994</text:p>
          </table:table-cell>
          <table:table-cell office:value-type="float" office:value="8096" calcext:value-type="float">
            <text:p>8096</text:p>
          </table:table-cell>
          <table:table-cell table:formula="of:=[.C81]-[.C$2]" office:value-type="float" office:value="9.5139148235321" calcext:value-type="float">
            <text:p>9.5139148235</text:p>
          </table:table-cell>
          <table:table-cell table:formula="of:=[.D81]/([.E81]-[.E80])" office:value-type="float" office:value="239129.35067569" calcext:value-type="float">
            <text:p>239129.350675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891240.2287" calcext:value-type="float">
            <text:p>1442891240.2287</text:p>
          </table:table-cell>
          <table:table-cell office:value-type="float" office:value="1442891240.22876" calcext:value-type="float">
            <text:p>1442891240.22876</text:p>
          </table:table-cell>
          <table:table-cell office:value-type="float" office:value="8096" calcext:value-type="float">
            <text:p>8096</text:p>
          </table:table-cell>
          <table:table-cell table:formula="of:=[.C82]-[.C$2]" office:value-type="float" office:value="19.6432707309723" calcext:value-type="float">
            <text:p>19.643270731</text:p>
          </table:table-cell>
          <table:table-cell table:formula="of:=[.D82]/([.E82]-[.E81])" office:value-type="float" office:value="799.261085697793" calcext:value-type="float">
            <text:p>799.26108569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891240.42973" calcext:value-type="float">
            <text:p>1442891240.42973</text:p>
          </table:table-cell>
          <table:table-cell office:value-type="float" office:value="1442891240.42979" calcext:value-type="float">
            <text:p>1442891240.42979</text:p>
          </table:table-cell>
          <table:table-cell office:value-type="float" office:value="8096" calcext:value-type="float">
            <text:p>8096</text:p>
          </table:table-cell>
          <table:table-cell table:formula="of:=[.C83]-[.C$2]" office:value-type="float" office:value="19.8442988395691" calcext:value-type="float">
            <text:p>19.8442988396</text:p>
          </table:table-cell>
          <table:table-cell table:formula="of:=[.D83]/([.E83]-[.E82])" office:value-type="float" office:value="40272.9750407093" calcext:value-type="float">
            <text:p>40272.97504070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891240.53412" calcext:value-type="float">
            <text:p>1442891240.53412</text:p>
          </table:table-cell>
          <table:table-cell office:value-type="float" office:value="1442891240.53416" calcext:value-type="float">
            <text:p>1442891240.53416</text:p>
          </table:table-cell>
          <table:table-cell office:value-type="float" office:value="8096" calcext:value-type="float">
            <text:p>8096</text:p>
          </table:table-cell>
          <table:table-cell table:formula="of:=[.C84]-[.C$2]" office:value-type="float" office:value="19.9486701488495" calcext:value-type="float">
            <text:p>19.9486701488</text:p>
          </table:table-cell>
          <table:table-cell table:formula="of:=[.D84]/([.E84]-[.E83])" office:value-type="float" office:value="77569.2099277009" calcext:value-type="float">
            <text:p>77569.20992770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891240.63075" calcext:value-type="float">
            <text:p>1442891240.63075</text:p>
          </table:table-cell>
          <table:table-cell office:value-type="float" office:value="1442891240.63079" calcext:value-type="float">
            <text:p>1442891240.63079</text:p>
          </table:table-cell>
          <table:table-cell office:value-type="float" office:value="8096" calcext:value-type="float">
            <text:p>8096</text:p>
          </table:table-cell>
          <table:table-cell table:formula="of:=[.C85]-[.C$2]" office:value-type="float" office:value="20.0452983379364" calcext:value-type="float">
            <text:p>20.0452983379</text:p>
          </table:table-cell>
          <table:table-cell table:formula="of:=[.D85]/([.E85]-[.E84])" office:value-type="float" office:value="83785.0742780443" calcext:value-type="float">
            <text:p>83785.07427804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891240.73731" calcext:value-type="float">
            <text:p>1442891240.73731</text:p>
          </table:table-cell>
          <table:table-cell office:value-type="float" office:value="1442891240.73736" calcext:value-type="float">
            <text:p>1442891240.73736</text:p>
          </table:table-cell>
          <table:table-cell office:value-type="float" office:value="8096" calcext:value-type="float">
            <text:p>8096</text:p>
          </table:table-cell>
          <table:table-cell table:formula="of:=[.C86]-[.C$2]" office:value-type="float" office:value="20.1518766880035" calcext:value-type="float">
            <text:p>20.151876688</text:p>
          </table:table-cell>
          <table:table-cell table:formula="of:=[.D86]/([.E86]-[.E85])" office:value-type="float" office:value="75962.8948552868" calcext:value-type="float">
            <text:p>75962.89485528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891240.83189" calcext:value-type="float">
            <text:p>1442891240.83189</text:p>
          </table:table-cell>
          <table:table-cell office:value-type="float" office:value="1442891240.83193" calcext:value-type="float">
            <text:p>1442891240.83193</text:p>
          </table:table-cell>
          <table:table-cell office:value-type="float" office:value="8096" calcext:value-type="float">
            <text:p>8096</text:p>
          </table:table-cell>
          <table:table-cell table:formula="of:=[.C87]-[.C$2]" office:value-type="float" office:value="20.2464385032654" calcext:value-type="float">
            <text:p>20.2464385033</text:p>
          </table:table-cell>
          <table:table-cell table:formula="of:=[.D87]/([.E87]-[.E86])" office:value-type="float" office:value="85615.9537291268" calcext:value-type="float">
            <text:p>85615.95372912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891240.94147" calcext:value-type="float">
            <text:p>1442891240.94147</text:p>
          </table:table-cell>
          <table:table-cell office:value-type="float" office:value="1442891240.94152" calcext:value-type="float">
            <text:p>1442891240.94152</text:p>
          </table:table-cell>
          <table:table-cell office:value-type="float" office:value="8096" calcext:value-type="float">
            <text:p>8096</text:p>
          </table:table-cell>
          <table:table-cell table:formula="of:=[.C88]-[.C$2]" office:value-type="float" office:value="20.3560316562653" calcext:value-type="float">
            <text:p>20.3560316563</text:p>
          </table:table-cell>
          <table:table-cell table:formula="of:=[.D88]/([.E88]-[.E87])" office:value-type="float" office:value="73873.2281934531" calcext:value-type="float">
            <text:p>73873.22819345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891241.03287" calcext:value-type="float">
            <text:p>1442891241.03287</text:p>
          </table:table-cell>
          <table:table-cell office:value-type="float" office:value="1442891241.03292" calcext:value-type="float">
            <text:p>1442891241.03292</text:p>
          </table:table-cell>
          <table:table-cell office:value-type="float" office:value="8096" calcext:value-type="float">
            <text:p>8096</text:p>
          </table:table-cell>
          <table:table-cell table:formula="of:=[.C89]-[.C$2]" office:value-type="float" office:value="20.4474341869354" calcext:value-type="float">
            <text:p>20.4474341869</text:p>
          </table:table-cell>
          <table:table-cell table:formula="of:=[.D89]/([.E89]-[.E88])" office:value-type="float" office:value="88575.2280668806" calcext:value-type="float">
            <text:p>88575.22806688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891241.14454" calcext:value-type="float">
            <text:p>1442891241.14454</text:p>
          </table:table-cell>
          <table:table-cell office:value-type="float" office:value="1442891241.14458" calcext:value-type="float">
            <text:p>1442891241.14458</text:p>
          </table:table-cell>
          <table:table-cell office:value-type="float" office:value="8096" calcext:value-type="float">
            <text:p>8096</text:p>
          </table:table-cell>
          <table:table-cell table:formula="of:=[.C90]-[.C$2]" office:value-type="float" office:value="20.5590922832489" calcext:value-type="float">
            <text:p>20.5590922832</text:p>
          </table:table-cell>
          <table:table-cell table:formula="of:=[.D90]/([.E90]-[.E89])" office:value-type="float" office:value="72507.0574127535" calcext:value-type="float">
            <text:p>72507.05741275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891241.234" calcext:value-type="float">
            <text:p>1442891241.234</text:p>
          </table:table-cell>
          <table:table-cell office:value-type="float" office:value="1442891241.23405" calcext:value-type="float">
            <text:p>1442891241.23405</text:p>
          </table:table-cell>
          <table:table-cell office:value-type="float" office:value="8096" calcext:value-type="float">
            <text:p>8096</text:p>
          </table:table-cell>
          <table:table-cell table:formula="of:=[.C91]-[.C$2]" office:value-type="float" office:value="20.6485602855682" calcext:value-type="float">
            <text:p>20.6485602856</text:p>
          </table:table-cell>
          <table:table-cell table:formula="of:=[.D91]/([.E91]-[.E90])" office:value-type="float" office:value="90490.4523418679" calcext:value-type="float">
            <text:p>90490.45234186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891241.33982" calcext:value-type="float">
            <text:p>1442891241.33982</text:p>
          </table:table-cell>
          <table:table-cell office:value-type="float" office:value="1442891241.33986" calcext:value-type="float">
            <text:p>1442891241.33986</text:p>
          </table:table-cell>
          <table:table-cell office:value-type="float" office:value="8096" calcext:value-type="float">
            <text:p>8096</text:p>
          </table:table-cell>
          <table:table-cell table:formula="of:=[.C92]-[.C$2]" office:value-type="float" office:value="20.7543714046478" calcext:value-type="float">
            <text:p>20.7543714046</text:p>
          </table:table-cell>
          <table:table-cell table:formula="of:=[.D92]/([.E92]-[.E91])" office:value-type="float" office:value="76513.6979026778" calcext:value-type="float">
            <text:p>76513.69790267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891241.43498" calcext:value-type="float">
            <text:p>1442891241.43498</text:p>
          </table:table-cell>
          <table:table-cell office:value-type="float" office:value="1442891241.43501" calcext:value-type="float">
            <text:p>1442891241.43501</text:p>
          </table:table-cell>
          <table:table-cell office:value-type="float" office:value="8096" calcext:value-type="float">
            <text:p>8096</text:p>
          </table:table-cell>
          <table:table-cell table:formula="of:=[.C93]-[.C$2]" office:value-type="float" office:value="20.8495247364044" calcext:value-type="float">
            <text:p>20.8495247364</text:p>
          </table:table-cell>
          <table:table-cell table:formula="of:=[.D93]/([.E93]-[.E92])" office:value-type="float" office:value="85083.725924701" calcext:value-type="float">
            <text:p>85083.7259247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891241.5309" calcext:value-type="float">
            <text:p>1442891241.5309</text:p>
          </table:table-cell>
          <table:table-cell office:value-type="float" office:value="1442891241.53094" calcext:value-type="float">
            <text:p>1442891241.53094</text:p>
          </table:table-cell>
          <table:table-cell office:value-type="float" office:value="8096" calcext:value-type="float">
            <text:p>8096</text:p>
          </table:table-cell>
          <table:table-cell table:formula="of:=[.C94]-[.C$2]" office:value-type="float" office:value="20.9454491138458" calcext:value-type="float">
            <text:p>20.9454491138</text:p>
          </table:table-cell>
          <table:table-cell table:formula="of:=[.D94]/([.E94]-[.E93])" office:value-type="float" office:value="84399.8180227472" calcext:value-type="float">
            <text:p>84399.81802274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891241.62766" calcext:value-type="float">
            <text:p>1442891241.62766</text:p>
          </table:table-cell>
          <table:table-cell office:value-type="float" office:value="1442891241.62772" calcext:value-type="float">
            <text:p>1442891241.62772</text:p>
          </table:table-cell>
          <table:table-cell office:value-type="float" office:value="8096" calcext:value-type="float">
            <text:p>8096</text:p>
          </table:table-cell>
          <table:table-cell table:formula="of:=[.C95]-[.C$2]" office:value-type="float" office:value="21.0422329902649" calcext:value-type="float">
            <text:p>21.0422329903</text:p>
          </table:table-cell>
          <table:table-cell table:formula="of:=[.D95]/([.E95]-[.E94])" office:value-type="float" office:value="83650.2969249226" calcext:value-type="float">
            <text:p>83650.29692492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891241.63622" calcext:value-type="float">
            <text:p>1442891241.63622</text:p>
          </table:table-cell>
          <table:table-cell office:value-type="float" office:value="1442891241.66054" calcext:value-type="float">
            <text:p>1442891241.66054</text:p>
          </table:table-cell>
          <table:table-cell office:value-type="float" office:value="8096" calcext:value-type="float">
            <text:p>8096</text:p>
          </table:table-cell>
          <table:table-cell table:formula="of:=[.C96]-[.C$2]" office:value-type="float" office:value="21.075047492981" calcext:value-type="float">
            <text:p>21.075047493</text:p>
          </table:table-cell>
          <table:table-cell table:formula="of:=[.D96]/([.E96]-[.E95])" office:value-type="float" office:value="246720.179490533" calcext:value-type="float">
            <text:p>246720.1794905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891241.81986" calcext:value-type="float">
            <text:p>1442891241.81986</text:p>
          </table:table-cell>
          <table:table-cell office:value-type="float" office:value="1442891241.81991" calcext:value-type="float">
            <text:p>1442891241.81991</text:p>
          </table:table-cell>
          <table:table-cell office:value-type="float" office:value="8096" calcext:value-type="float">
            <text:p>8096</text:p>
          </table:table-cell>
          <table:table-cell table:formula="of:=[.C97]-[.C$2]" office:value-type="float" office:value="21.2344257831573" calcext:value-type="float">
            <text:p>21.2344257832</text:p>
          </table:table-cell>
          <table:table-cell table:formula="of:=[.D97]/([.E97]-[.E96])" office:value-type="float" office:value="50797.3826989847" calcext:value-type="float">
            <text:p>50797.38269898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891241.83716" calcext:value-type="float">
            <text:p>1442891241.83716</text:p>
          </table:table-cell>
          <table:table-cell office:value-type="float" office:value="1442891241.85271" calcext:value-type="float">
            <text:p>1442891241.85271</text:p>
          </table:table-cell>
          <table:table-cell office:value-type="float" office:value="8096" calcext:value-type="float">
            <text:p>8096</text:p>
          </table:table-cell>
          <table:table-cell table:formula="of:=[.C98]-[.C$2]" office:value-type="float" office:value="21.2672233581543" calcext:value-type="float">
            <text:p>21.2672233582</text:p>
          </table:table-cell>
          <table:table-cell table:formula="of:=[.D98]/([.E98]-[.E97])" office:value-type="float" office:value="246847.518475171" calcext:value-type="float">
            <text:p>246847.5184751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891242.01216" calcext:value-type="float">
            <text:p>1442891242.01216</text:p>
          </table:table-cell>
          <table:table-cell office:value-type="float" office:value="1442891242.01219" calcext:value-type="float">
            <text:p>1442891242.01219</text:p>
          </table:table-cell>
          <table:table-cell office:value-type="float" office:value="8096" calcext:value-type="float">
            <text:p>8096</text:p>
          </table:table-cell>
          <table:table-cell table:formula="of:=[.C99]-[.C$2]" office:value-type="float" office:value="21.4267053604126" calcext:value-type="float">
            <text:p>21.4267053604</text:p>
          </table:table-cell>
          <table:table-cell table:formula="of:=[.D99]/([.E99]-[.E98])" office:value-type="float" office:value="50764.3488629365" calcext:value-type="float">
            <text:p>50764.34886293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891242.03807" calcext:value-type="float">
            <text:p>1442891242.03807</text:p>
          </table:table-cell>
          <table:table-cell office:value-type="float" office:value="1442891242.04168" calcext:value-type="float">
            <text:p>1442891242.04168</text:p>
          </table:table-cell>
          <table:table-cell office:value-type="float" office:value="8096" calcext:value-type="float">
            <text:p>8096</text:p>
          </table:table-cell>
          <table:table-cell table:formula="of:=[.C100]-[.C$2]" office:value-type="float" office:value="21.4561896324158" calcext:value-type="float">
            <text:p>21.4561896324</text:p>
          </table:table-cell>
          <table:table-cell table:formula="of:=[.D100]/([.E100]-[.E99])" office:value-type="float" office:value="274587.074733557" calcext:value-type="float">
            <text:p>274587.0747335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891242.20341" calcext:value-type="float">
            <text:p>1442891242.20341</text:p>
          </table:table-cell>
          <table:table-cell office:value-type="float" office:value="1442891242.20346" calcext:value-type="float">
            <text:p>1442891242.20346</text:p>
          </table:table-cell>
          <table:table-cell office:value-type="float" office:value="8096" calcext:value-type="float">
            <text:p>8096</text:p>
          </table:table-cell>
          <table:table-cell table:formula="of:=[.C101]-[.C$2]" office:value-type="float" office:value="21.6179766654968" calcext:value-type="float">
            <text:p>21.6179766655</text:p>
          </table:table-cell>
          <table:table-cell table:formula="of:=[.D101]/([.E101]-[.E100])" office:value-type="float" office:value="50041.0931940629" calcext:value-type="float">
            <text:p>50041.09319406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891242.23886" calcext:value-type="float">
            <text:p>1442891242.23886</text:p>
          </table:table-cell>
          <table:table-cell office:value-type="float" office:value="1442891242.2389" calcext:value-type="float">
            <text:p>1442891242.2389</text:p>
          </table:table-cell>
          <table:table-cell office:value-type="float" office:value="8096" calcext:value-type="float">
            <text:p>8096</text:p>
          </table:table-cell>
          <table:table-cell table:formula="of:=[.C102]-[.C$2]" office:value-type="float" office:value="21.6534082889557" calcext:value-type="float">
            <text:p>21.653408289</text:p>
          </table:table-cell>
          <table:table-cell table:formula="of:=[.D102]/([.E102]-[.E101])" office:value-type="float" office:value="228496.444973791" calcext:value-type="float">
            <text:p>228496.44497379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891242.36355" calcext:value-type="float">
            <text:p>1442891242.36355</text:p>
          </table:table-cell>
          <table:table-cell office:value-type="float" office:value="1442891242.36359" calcext:value-type="float">
            <text:p>1442891242.36359</text:p>
          </table:table-cell>
          <table:table-cell office:value-type="float" office:value="8096" calcext:value-type="float">
            <text:p>8096</text:p>
          </table:table-cell>
          <table:table-cell table:formula="of:=[.C103]-[.C$2]" office:value-type="float" office:value="21.778101682663" calcext:value-type="float">
            <text:p>21.7781016827</text:p>
          </table:table-cell>
          <table:table-cell table:formula="of:=[.D103]/([.E103]-[.E102])" office:value-type="float" office:value="64927.2568441421" calcext:value-type="float">
            <text:p>64927.25684414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891242.43994" calcext:value-type="float">
            <text:p>1442891242.43994</text:p>
          </table:table-cell>
          <table:table-cell office:value-type="float" office:value="1442891242.44" calcext:value-type="float">
            <text:p>1442891242.44</text:p>
          </table:table-cell>
          <table:table-cell office:value-type="float" office:value="8096" calcext:value-type="float">
            <text:p>8096</text:p>
          </table:table-cell>
          <table:table-cell table:formula="of:=[.C104]-[.C$2]" office:value-type="float" office:value="21.8545134067535" calcext:value-type="float">
            <text:p>21.8545134068</text:p>
          </table:table-cell>
          <table:table-cell table:formula="of:=[.D104]/([.E104]-[.E103])" office:value-type="float" office:value="105952.327294739" calcext:value-type="float">
            <text:p>105952.3272947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891242.52292" calcext:value-type="float">
            <text:p>1442891242.52292</text:p>
          </table:table-cell>
          <table:table-cell office:value-type="float" office:value="1442891242.52296" calcext:value-type="float">
            <text:p>1442891242.52296</text:p>
          </table:table-cell>
          <table:table-cell office:value-type="float" office:value="8096" calcext:value-type="float">
            <text:p>8096</text:p>
          </table:table-cell>
          <table:table-cell table:formula="of:=[.C105]-[.C$2]" office:value-type="float" office:value="21.9374730587006" calcext:value-type="float">
            <text:p>21.9374730587</text:p>
          </table:table-cell>
          <table:table-cell table:formula="of:=[.D105]/([.E105]-[.E104])" office:value-type="float" office:value="97589.6090447698" calcext:value-type="float">
            <text:p>97589.609044769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891242.60272" calcext:value-type="float">
            <text:p>1442891242.60272</text:p>
          </table:table-cell>
          <table:table-cell office:value-type="float" office:value="1442891242.60276" calcext:value-type="float">
            <text:p>1442891242.60276</text:p>
          </table:table-cell>
          <table:table-cell office:value-type="float" office:value="8096" calcext:value-type="float">
            <text:p>8096</text:p>
          </table:table-cell>
          <table:table-cell table:formula="of:=[.C106]-[.C$2]" office:value-type="float" office:value="22.017275094986" calcext:value-type="float">
            <text:p>22.017275095</text:p>
          </table:table-cell>
          <table:table-cell table:formula="of:=[.D106]/([.E106]-[.E105])" office:value-type="float" office:value="101451.045322275" calcext:value-type="float">
            <text:p>101451.0453222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891242.64104" calcext:value-type="float">
            <text:p>1442891242.64104</text:p>
          </table:table-cell>
          <table:table-cell office:value-type="float" office:value="1442891242.6411" calcext:value-type="float">
            <text:p>1442891242.6411</text:p>
          </table:table-cell>
          <table:table-cell office:value-type="float" office:value="8096" calcext:value-type="float">
            <text:p>8096</text:p>
          </table:table-cell>
          <table:table-cell table:formula="of:=[.C107]-[.C$2]" office:value-type="float" office:value="22.0556077957153" calcext:value-type="float">
            <text:p>22.0556077957</text:p>
          </table:table-cell>
          <table:table-cell table:formula="of:=[.D107]/([.E107]-[.E106])" office:value-type="float" office:value="211203.485430311" calcext:value-type="float">
            <text:p>211203.4854303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891242.76223" calcext:value-type="float">
            <text:p>1442891242.76223</text:p>
          </table:table-cell>
          <table:table-cell office:value-type="float" office:value="1442891242.76227" calcext:value-type="float">
            <text:p>1442891242.76227</text:p>
          </table:table-cell>
          <table:table-cell office:value-type="float" office:value="8096" calcext:value-type="float">
            <text:p>8096</text:p>
          </table:table-cell>
          <table:table-cell table:formula="of:=[.C108]-[.C$2]" office:value-type="float" office:value="22.1767826080322" calcext:value-type="float">
            <text:p>22.176782608</text:p>
          </table:table-cell>
          <table:table-cell table:formula="of:=[.D108]/([.E108]-[.E107])" office:value-type="float" office:value="66812.5647995845" calcext:value-type="float">
            <text:p>66812.56479958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891242.84186" calcext:value-type="float">
            <text:p>1442891242.84186</text:p>
          </table:table-cell>
          <table:table-cell office:value-type="float" office:value="1442891242.8419" calcext:value-type="float">
            <text:p>1442891242.8419</text:p>
          </table:table-cell>
          <table:table-cell office:value-type="float" office:value="8096" calcext:value-type="float">
            <text:p>8096</text:p>
          </table:table-cell>
          <table:table-cell table:formula="of:=[.C109]-[.C$2]" office:value-type="float" office:value="22.2564072608948" calcext:value-type="float">
            <text:p>22.2564072609</text:p>
          </table:table-cell>
          <table:table-cell table:formula="of:=[.D109]/([.E109]-[.E108])" office:value-type="float" office:value="101677.05238195" calcext:value-type="float">
            <text:p>101677.0523819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891242.84198" calcext:value-type="float">
            <text:p>1442891242.84198</text:p>
          </table:table-cell>
          <table:table-cell office:value-type="float" office:value="1442891242.87138" calcext:value-type="float">
            <text:p>1442891242.87138</text:p>
          </table:table-cell>
          <table:table-cell office:value-type="float" office:value="8096" calcext:value-type="float">
            <text:p>8096</text:p>
          </table:table-cell>
          <table:table-cell table:formula="of:=[.C110]-[.C$2]" office:value-type="float" office:value="22.2858934402466" calcext:value-type="float">
            <text:p>22.2858934402</text:p>
          </table:table-cell>
          <table:table-cell table:formula="of:=[.D110]/([.E110]-[.E109])" office:value-type="float" office:value="274569.312741562" calcext:value-type="float">
            <text:p>274569.3127415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891243.00127" calcext:value-type="float">
            <text:p>1442891243.00127</text:p>
          </table:table-cell>
          <table:table-cell office:value-type="float" office:value="1442891243.00133" calcext:value-type="float">
            <text:p>1442891243.00133</text:p>
          </table:table-cell>
          <table:table-cell office:value-type="float" office:value="8096" calcext:value-type="float">
            <text:p>8096</text:p>
          </table:table-cell>
          <table:table-cell table:formula="of:=[.C111]-[.C$2]" office:value-type="float" office:value="22.415842294693" calcext:value-type="float">
            <text:p>22.4158422947</text:p>
          </table:table-cell>
          <table:table-cell table:formula="of:=[.D111]/([.E111]-[.E110])" office:value-type="float" office:value="62301.4341641516" calcext:value-type="float">
            <text:p>62301.43416415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891243.04293" calcext:value-type="float">
            <text:p>1442891243.04293</text:p>
          </table:table-cell>
          <table:table-cell office:value-type="float" office:value="1442891243.04297" calcext:value-type="float">
            <text:p>1442891243.04297</text:p>
          </table:table-cell>
          <table:table-cell office:value-type="float" office:value="8096" calcext:value-type="float">
            <text:p>8096</text:p>
          </table:table-cell>
          <table:table-cell table:formula="of:=[.C112]-[.C$2]" office:value-type="float" office:value="22.4574806690216" calcext:value-type="float">
            <text:p>22.457480669</text:p>
          </table:table-cell>
          <table:table-cell table:formula="of:=[.D112]/([.E112]-[.E111])" office:value-type="float" office:value="194436.025194109" calcext:value-type="float">
            <text:p>194436.0251941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891243.16052" calcext:value-type="float">
            <text:p>1442891243.16052</text:p>
          </table:table-cell>
          <table:table-cell office:value-type="float" office:value="1442891243.16055" calcext:value-type="float">
            <text:p>1442891243.16055</text:p>
          </table:table-cell>
          <table:table-cell office:value-type="float" office:value="8096" calcext:value-type="float">
            <text:p>8096</text:p>
          </table:table-cell>
          <table:table-cell table:formula="of:=[.C113]-[.C$2]" office:value-type="float" office:value="22.5750663280487" calcext:value-type="float">
            <text:p>22.575066328</text:p>
          </table:table-cell>
          <table:table-cell table:formula="of:=[.D113]/([.E113]-[.E112])" office:value-type="float" office:value="68851.933705063" calcext:value-type="float">
            <text:p>68851.93370506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891243.24145" calcext:value-type="float">
            <text:p>1442891243.24145</text:p>
          </table:table-cell>
          <table:table-cell office:value-type="float" office:value="1442891243.24149" calcext:value-type="float">
            <text:p>1442891243.24149</text:p>
          </table:table-cell>
          <table:table-cell office:value-type="float" office:value="8096" calcext:value-type="float">
            <text:p>8096</text:p>
          </table:table-cell>
          <table:table-cell table:formula="of:=[.C114]-[.C$2]" office:value-type="float" office:value="22.6560056209564" calcext:value-type="float">
            <text:p>22.656005621</text:p>
          </table:table-cell>
          <table:table-cell table:formula="of:=[.D114]/([.E114]-[.E113])" office:value-type="float" office:value="100025.583485525" calcext:value-type="float">
            <text:p>100025.5834855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891243.2439" calcext:value-type="float">
            <text:p>1442891243.2439</text:p>
          </table:table-cell>
          <table:table-cell office:value-type="float" office:value="1442891243.26846" calcext:value-type="float">
            <text:p>1442891243.26846</text:p>
          </table:table-cell>
          <table:table-cell office:value-type="float" office:value="8096" calcext:value-type="float">
            <text:p>8096</text:p>
          </table:table-cell>
          <table:table-cell table:formula="of:=[.C115]-[.C$2]" office:value-type="float" office:value="22.6829733848572" calcext:value-type="float">
            <text:p>22.6829733849</text:p>
          </table:table-cell>
          <table:table-cell table:formula="of:=[.D115]/([.E115]-[.E114])" office:value-type="float" office:value="300210.28179399" calcext:value-type="float">
            <text:p>300210.2817939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891243.40497" calcext:value-type="float">
            <text:p>1442891243.40497</text:p>
          </table:table-cell>
          <table:table-cell office:value-type="float" office:value="1442891243.40501" calcext:value-type="float">
            <text:p>1442891243.40501</text:p>
          </table:table-cell>
          <table:table-cell office:value-type="float" office:value="8096" calcext:value-type="float">
            <text:p>8096</text:p>
          </table:table-cell>
          <table:table-cell table:formula="of:=[.C116]-[.C$2]" office:value-type="float" office:value="22.819522857666" calcext:value-type="float">
            <text:p>22.8195228577</text:p>
          </table:table-cell>
          <table:table-cell table:formula="of:=[.D116]/([.E116]-[.E115])" office:value-type="float" office:value="59289.8664012711" calcext:value-type="float">
            <text:p>59289.86640127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891243.44484" calcext:value-type="float">
            <text:p>1442891243.44484</text:p>
          </table:table-cell>
          <table:table-cell office:value-type="float" office:value="1442891243.44487" calcext:value-type="float">
            <text:p>1442891243.44487</text:p>
          </table:table-cell>
          <table:table-cell office:value-type="float" office:value="8096" calcext:value-type="float">
            <text:p>8096</text:p>
          </table:table-cell>
          <table:table-cell table:formula="of:=[.C117]-[.C$2]" office:value-type="float" office:value="22.8593838214874" calcext:value-type="float">
            <text:p>22.8593838215</text:p>
          </table:table-cell>
          <table:table-cell table:formula="of:=[.D117]/([.E117]-[.E116])" office:value-type="float" office:value="203105.976972169" calcext:value-type="float">
            <text:p>203105.9769721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891243.56826" calcext:value-type="float">
            <text:p>1442891243.56826</text:p>
          </table:table-cell>
          <table:table-cell office:value-type="float" office:value="1442891243.5683" calcext:value-type="float">
            <text:p>1442891243.5683</text:p>
          </table:table-cell>
          <table:table-cell office:value-type="float" office:value="8096" calcext:value-type="float">
            <text:p>8096</text:p>
          </table:table-cell>
          <table:table-cell table:formula="of:=[.C118]-[.C$2]" office:value-type="float" office:value="22.9828140735626" calcext:value-type="float">
            <text:p>22.9828140736</text:p>
          </table:table-cell>
          <table:table-cell table:formula="of:=[.D118]/([.E118]-[.E117])" office:value-type="float" office:value="65591.699473058" calcext:value-type="float">
            <text:p>65591.6994730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891243.64582" calcext:value-type="float">
            <text:p>1442891243.64582</text:p>
          </table:table-cell>
          <table:table-cell office:value-type="float" office:value="1442891243.64585" calcext:value-type="float">
            <text:p>1442891243.64585</text:p>
          </table:table-cell>
          <table:table-cell office:value-type="float" office:value="8096" calcext:value-type="float">
            <text:p>8096</text:p>
          </table:table-cell>
          <table:table-cell table:formula="of:=[.C119]-[.C$2]" office:value-type="float" office:value="23.0603656768799" calcext:value-type="float">
            <text:p>23.0603656769</text:p>
          </table:table-cell>
          <table:table-cell table:formula="of:=[.D119]/([.E119]-[.E118])" office:value-type="float" office:value="104395.004792868" calcext:value-type="float">
            <text:p>104395.00479286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891243.73173" calcext:value-type="float">
            <text:p>1442891243.73173</text:p>
          </table:table-cell>
          <table:table-cell office:value-type="float" office:value="1442891243.73177" calcext:value-type="float">
            <text:p>1442891243.73177</text:p>
          </table:table-cell>
          <table:table-cell office:value-type="float" office:value="8096" calcext:value-type="float">
            <text:p>8096</text:p>
          </table:table-cell>
          <table:table-cell table:formula="of:=[.C120]-[.C$2]" office:value-type="float" office:value="23.1462800502777" calcext:value-type="float">
            <text:p>23.1462800503</text:p>
          </table:table-cell>
          <table:table-cell table:formula="of:=[.D120]/([.E120]-[.E119])" office:value-type="float" office:value="94233.3590971025" calcext:value-type="float">
            <text:p>94233.35909710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891243.81335" calcext:value-type="float">
            <text:p>1442891243.81335</text:p>
          </table:table-cell>
          <table:table-cell office:value-type="float" office:value="1442891243.81338" calcext:value-type="float">
            <text:p>1442891243.81338</text:p>
          </table:table-cell>
          <table:table-cell office:value-type="float" office:value="8096" calcext:value-type="float">
            <text:p>8096</text:p>
          </table:table-cell>
          <table:table-cell table:formula="of:=[.C121]-[.C$2]" office:value-type="float" office:value="23.22789478302" calcext:value-type="float">
            <text:p>23.227894783</text:p>
          </table:table-cell>
          <table:table-cell table:formula="of:=[.D121]/([.E121]-[.E120])" office:value-type="float" office:value="99197.7762833865" calcext:value-type="float">
            <text:p>99197.77628338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891243.84679" calcext:value-type="float">
            <text:p>1442891243.84679</text:p>
          </table:table-cell>
          <table:table-cell office:value-type="float" office:value="1442891243.84682" calcext:value-type="float">
            <text:p>1442891243.84682</text:p>
          </table:table-cell>
          <table:table-cell office:value-type="float" office:value="8096" calcext:value-type="float">
            <text:p>8096</text:p>
          </table:table-cell>
          <table:table-cell table:formula="of:=[.C122]-[.C$2]" office:value-type="float" office:value="23.2613351345062" calcext:value-type="float">
            <text:p>23.2613351345</text:p>
          </table:table-cell>
          <table:table-cell table:formula="of:=[.D122]/([.E122]-[.E121])" office:value-type="float" office:value="242102.718428051" calcext:value-type="float">
            <text:p>242102.71842805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891243.97678" calcext:value-type="float">
            <text:p>1442891243.97678</text:p>
          </table:table-cell>
          <table:table-cell office:value-type="float" office:value="1442891243.97682" calcext:value-type="float">
            <text:p>1442891243.97682</text:p>
          </table:table-cell>
          <table:table-cell office:value-type="float" office:value="8096" calcext:value-type="float">
            <text:p>8096</text:p>
          </table:table-cell>
          <table:table-cell table:formula="of:=[.C123]-[.C$2]" office:value-type="float" office:value="23.3913366794586" calcext:value-type="float">
            <text:p>23.3913366795</text:p>
          </table:table-cell>
          <table:table-cell table:formula="of:=[.D123]/([.E123]-[.E122])" office:value-type="float" office:value="62276.1829712471" calcext:value-type="float">
            <text:p>62276.182971247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891244.04768" calcext:value-type="float">
            <text:p>1442891244.04768</text:p>
          </table:table-cell>
          <table:table-cell office:value-type="float" office:value="1442891244.04772" calcext:value-type="float">
            <text:p>1442891244.04772</text:p>
          </table:table-cell>
          <table:table-cell office:value-type="float" office:value="8096" calcext:value-type="float">
            <text:p>8096</text:p>
          </table:table-cell>
          <table:table-cell table:formula="of:=[.C124]-[.C$2]" office:value-type="float" office:value="23.4622294902802" calcext:value-type="float">
            <text:p>23.4622294903</text:p>
          </table:table-cell>
          <table:table-cell table:formula="of:=[.D124]/([.E124]-[.E123])" office:value-type="float" office:value="114200.578396884" calcext:value-type="float">
            <text:p>114200.57839688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891244.14028" calcext:value-type="float">
            <text:p>1442891244.14028</text:p>
          </table:table-cell>
          <table:table-cell office:value-type="float" office:value="1442891244.14033" calcext:value-type="float">
            <text:p>1442891244.14033</text:p>
          </table:table-cell>
          <table:table-cell office:value-type="float" office:value="8096" calcext:value-type="float">
            <text:p>8096</text:p>
          </table:table-cell>
          <table:table-cell table:formula="of:=[.C125]-[.C$2]" office:value-type="float" office:value="23.5548453330994" calcext:value-type="float">
            <text:p>23.5548453331</text:p>
          </table:table-cell>
          <table:table-cell table:formula="of:=[.D125]/([.E125]-[.E124])" office:value-type="float" office:value="87414.8499172371" calcext:value-type="float">
            <text:p>87414.849917237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891244.22186" calcext:value-type="float">
            <text:p>1442891244.22186</text:p>
          </table:table-cell>
          <table:table-cell office:value-type="float" office:value="1442891244.22191" calcext:value-type="float">
            <text:p>1442891244.22191</text:p>
          </table:table-cell>
          <table:table-cell office:value-type="float" office:value="8096" calcext:value-type="float">
            <text:p>8096</text:p>
          </table:table-cell>
          <table:table-cell table:formula="of:=[.C126]-[.C$2]" office:value-type="float" office:value="23.6364216804504" calcext:value-type="float">
            <text:p>23.6364216805</text:p>
          </table:table-cell>
          <table:table-cell table:formula="of:=[.D126]/([.E126]-[.E125])" office:value-type="float" office:value="99244.4533604555" calcext:value-type="float">
            <text:p>99244.45336045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891244.2485" calcext:value-type="float">
            <text:p>1442891244.2485</text:p>
          </table:table-cell>
          <table:table-cell office:value-type="float" office:value="1442891244.24874" calcext:value-type="float">
            <text:p>1442891244.24874</text:p>
          </table:table-cell>
          <table:table-cell office:value-type="float" office:value="8096" calcext:value-type="float">
            <text:p>8096</text:p>
          </table:table-cell>
          <table:table-cell table:formula="of:=[.C127]-[.C$2]" office:value-type="float" office:value="23.6632528305054" calcext:value-type="float">
            <text:p>23.6632528305</text:p>
          </table:table-cell>
          <table:table-cell table:formula="of:=[.D127]/([.E127]-[.E126])" office:value-type="float" office:value="301738.836517443" calcext:value-type="float">
            <text:p>301738.8365174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891244.38558" calcext:value-type="float">
            <text:p>1442891244.38558</text:p>
          </table:table-cell>
          <table:table-cell office:value-type="float" office:value="1442891244.38582" calcext:value-type="float">
            <text:p>1442891244.38582</text:p>
          </table:table-cell>
          <table:table-cell office:value-type="float" office:value="8096" calcext:value-type="float">
            <text:p>8096</text:p>
          </table:table-cell>
          <table:table-cell table:formula="of:=[.C128]-[.C$2]" office:value-type="float" office:value="23.800329208374" calcext:value-type="float">
            <text:p>23.8003292084</text:p>
          </table:table-cell>
          <table:table-cell table:formula="of:=[.D128]/([.E128]-[.E127])" office:value-type="float" office:value="59061.9633074756" calcext:value-type="float">
            <text:p>59061.96330747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891244.44954" calcext:value-type="float">
            <text:p>1442891244.44954</text:p>
          </table:table-cell>
          <table:table-cell office:value-type="float" office:value="1442891244.44969" calcext:value-type="float">
            <text:p>1442891244.44969</text:p>
          </table:table-cell>
          <table:table-cell office:value-type="float" office:value="8096" calcext:value-type="float">
            <text:p>8096</text:p>
          </table:table-cell>
          <table:table-cell table:formula="of:=[.C129]-[.C$2]" office:value-type="float" office:value="23.8642015457153" calcext:value-type="float">
            <text:p>23.8642015457</text:p>
          </table:table-cell>
          <table:table-cell table:formula="of:=[.D129]/([.E129]-[.E128])" office:value-type="float" office:value="126752.837566256" calcext:value-type="float">
            <text:p>126752.837566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891244.54889" calcext:value-type="float">
            <text:p>1442891244.54889</text:p>
          </table:table-cell>
          <table:table-cell office:value-type="float" office:value="1442891244.54899" calcext:value-type="float">
            <text:p>1442891244.54899</text:p>
          </table:table-cell>
          <table:table-cell office:value-type="float" office:value="8096" calcext:value-type="float">
            <text:p>8096</text:p>
          </table:table-cell>
          <table:table-cell table:formula="of:=[.C130]-[.C$2]" office:value-type="float" office:value="23.9635050296783" calcext:value-type="float">
            <text:p>23.9635050297</text:p>
          </table:table-cell>
          <table:table-cell table:formula="of:=[.D130]/([.E130]-[.E129])" office:value-type="float" office:value="81527.8545817738" calcext:value-type="float">
            <text:p>81527.85458177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891244.63079" calcext:value-type="float">
            <text:p>1442891244.63079</text:p>
          </table:table-cell>
          <table:table-cell office:value-type="float" office:value="1442891244.63098" calcext:value-type="float">
            <text:p>1442891244.63098</text:p>
          </table:table-cell>
          <table:table-cell office:value-type="float" office:value="8096" calcext:value-type="float">
            <text:p>8096</text:p>
          </table:table-cell>
          <table:table-cell table:formula="of:=[.C131]-[.C$2]" office:value-type="float" office:value="24.0454881191254" calcext:value-type="float">
            <text:p>24.0454881191</text:p>
          </table:table-cell>
          <table:table-cell table:formula="of:=[.D131]/([.E131]-[.E130])" office:value-type="float" office:value="98752.0725872588" calcext:value-type="float">
            <text:p>98752.072587258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891244.65028" calcext:value-type="float">
            <text:p>1442891244.65028</text:p>
          </table:table-cell>
          <table:table-cell office:value-type="float" office:value="1442891244.65774" calcext:value-type="float">
            <text:p>1442891244.65774</text:p>
          </table:table-cell>
          <table:table-cell office:value-type="float" office:value="8096" calcext:value-type="float">
            <text:p>8096</text:p>
          </table:table-cell>
          <table:table-cell table:formula="of:=[.C132]-[.C$2]" office:value-type="float" office:value="24.0722548961639" calcext:value-type="float">
            <text:p>24.0722548962</text:p>
          </table:table-cell>
          <table:table-cell table:formula="of:=[.D132]/([.E132]-[.E131])" office:value-type="float" office:value="302464.506217266" calcext:value-type="float">
            <text:p>302464.5062172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891244.79405" calcext:value-type="float">
            <text:p>1442891244.79405</text:p>
          </table:table-cell>
          <table:table-cell office:value-type="float" office:value="1442891244.79428" calcext:value-type="float">
            <text:p>1442891244.79428</text:p>
          </table:table-cell>
          <table:table-cell office:value-type="float" office:value="8096" calcext:value-type="float">
            <text:p>8096</text:p>
          </table:table-cell>
          <table:table-cell table:formula="of:=[.C133]-[.C$2]" office:value-type="float" office:value="24.2087934017181" calcext:value-type="float">
            <text:p>24.2087934017</text:p>
          </table:table-cell>
          <table:table-cell table:formula="of:=[.D133]/([.E133]-[.E132])" office:value-type="float" office:value="59294.6287725866" calcext:value-type="float">
            <text:p>59294.62877258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891244.8513" calcext:value-type="float">
            <text:p>1442891244.8513</text:p>
          </table:table-cell>
          <table:table-cell office:value-type="float" office:value="1442891244.85143" calcext:value-type="float">
            <text:p>1442891244.85143</text:p>
          </table:table-cell>
          <table:table-cell office:value-type="float" office:value="8096" calcext:value-type="float">
            <text:p>8096</text:p>
          </table:table-cell>
          <table:table-cell table:formula="of:=[.C134]-[.C$2]" office:value-type="float" office:value="24.2659423351288" calcext:value-type="float">
            <text:p>24.2659423351</text:p>
          </table:table-cell>
          <table:table-cell table:formula="of:=[.D134]/([.E134]-[.E133])" office:value-type="float" office:value="141664.936103463" calcext:value-type="float">
            <text:p>141664.93610346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891244.95743" calcext:value-type="float">
            <text:p>1442891244.95743</text:p>
          </table:table-cell>
          <table:table-cell office:value-type="float" office:value="1442891244.95758" calcext:value-type="float">
            <text:p>1442891244.95758</text:p>
          </table:table-cell>
          <table:table-cell office:value-type="float" office:value="8096" calcext:value-type="float">
            <text:p>8096</text:p>
          </table:table-cell>
          <table:table-cell table:formula="of:=[.C135]-[.C$2]" office:value-type="float" office:value="24.3720963001251" calcext:value-type="float">
            <text:p>24.3720963001</text:p>
          </table:table-cell>
          <table:table-cell table:formula="of:=[.D135]/([.E135]-[.E134])" office:value-type="float" office:value="76266.5812838861" calcext:value-type="float">
            <text:p>76266.581283886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891245.03925" calcext:value-type="float">
            <text:p>1442891245.03925</text:p>
          </table:table-cell>
          <table:table-cell office:value-type="float" office:value="1442891245.0394" calcext:value-type="float">
            <text:p>1442891245.0394</text:p>
          </table:table-cell>
          <table:table-cell office:value-type="float" office:value="8096" calcext:value-type="float">
            <text:p>8096</text:p>
          </table:table-cell>
          <table:table-cell table:formula="of:=[.C136]-[.C$2]" office:value-type="float" office:value="24.4539074897766" calcext:value-type="float">
            <text:p>24.4539074898</text:p>
          </table:table-cell>
          <table:table-cell table:formula="of:=[.D136]/([.E136]-[.E135])" office:value-type="float" office:value="98959.568177513" calcext:value-type="float">
            <text:p>98959.56817751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891245.05223" calcext:value-type="float">
            <text:p>1442891245.05223</text:p>
          </table:table-cell>
          <table:table-cell office:value-type="float" office:value="1442891245.06394" calcext:value-type="float">
            <text:p>1442891245.06394</text:p>
          </table:table-cell>
          <table:table-cell office:value-type="float" office:value="8096" calcext:value-type="float">
            <text:p>8096</text:p>
          </table:table-cell>
          <table:table-cell table:formula="of:=[.C137]-[.C$2]" office:value-type="float" office:value="24.4784548282623" calcext:value-type="float">
            <text:p>24.4784548283</text:p>
          </table:table-cell>
          <table:table-cell table:formula="of:=[.D137]/([.E137]-[.E136])" office:value-type="float" office:value="329811.722957682" calcext:value-type="float">
            <text:p>329811.72295768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91245.20271" calcext:value-type="float">
            <text:p>1442891245.20271</text:p>
          </table:table-cell>
          <table:table-cell office:value-type="float" office:value="1442891245.20288" calcext:value-type="float">
            <text:p>1442891245.20288</text:p>
          </table:table-cell>
          <table:table-cell office:value-type="float" office:value="8096" calcext:value-type="float">
            <text:p>8096</text:p>
          </table:table-cell>
          <table:table-cell table:formula="of:=[.C138]-[.C$2]" office:value-type="float" office:value="24.6173894405365" calcext:value-type="float">
            <text:p>24.6173894405</text:p>
          </table:table-cell>
          <table:table-cell table:formula="of:=[.D138]/([.E138]-[.E137])" office:value-type="float" office:value="58272.0163642417" calcext:value-type="float">
            <text:p>58272.01636424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891245.25337" calcext:value-type="float">
            <text:p>1442891245.25337</text:p>
          </table:table-cell>
          <table:table-cell office:value-type="float" office:value="1442891245.25353" calcext:value-type="float">
            <text:p>1442891245.25353</text:p>
          </table:table-cell>
          <table:table-cell office:value-type="float" office:value="8096" calcext:value-type="float">
            <text:p>8096</text:p>
          </table:table-cell>
          <table:table-cell table:formula="of:=[.C139]-[.C$2]" office:value-type="float" office:value="24.6680417060852" calcext:value-type="float">
            <text:p>24.6680417061</text:p>
          </table:table-cell>
          <table:table-cell table:formula="of:=[.D139]/([.E139]-[.E138])" office:value-type="float" office:value="159834.903973151" calcext:value-type="float">
            <text:p>159834.90397315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891245.35777" calcext:value-type="float">
            <text:p>1442891245.35777</text:p>
          </table:table-cell>
          <table:table-cell office:value-type="float" office:value="1442891245.35783" calcext:value-type="float">
            <text:p>1442891245.35783</text:p>
          </table:table-cell>
          <table:table-cell office:value-type="float" office:value="8096" calcext:value-type="float">
            <text:p>8096</text:p>
          </table:table-cell>
          <table:table-cell table:formula="of:=[.C140]-[.C$2]" office:value-type="float" office:value="24.7723457813263" calcext:value-type="float">
            <text:p>24.7723457813</text:p>
          </table:table-cell>
          <table:table-cell table:formula="of:=[.D140]/([.E140]-[.E139])" office:value-type="float" office:value="77619.2107670469" calcext:value-type="float">
            <text:p>77619.210767046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891245.43539" calcext:value-type="float">
            <text:p>1442891245.43539</text:p>
          </table:table-cell>
          <table:table-cell office:value-type="float" office:value="1442891245.43544" calcext:value-type="float">
            <text:p>1442891245.43544</text:p>
          </table:table-cell>
          <table:table-cell office:value-type="float" office:value="8096" calcext:value-type="float">
            <text:p>8096</text:p>
          </table:table-cell>
          <table:table-cell table:formula="of:=[.C141]-[.C$2]" office:value-type="float" office:value="24.8499476909637" calcext:value-type="float">
            <text:p>24.849947691</text:p>
          </table:table-cell>
          <table:table-cell table:formula="of:=[.D141]/([.E141]-[.E140])" office:value-type="float" office:value="104327.329544128" calcext:value-type="float">
            <text:p>104327.3295441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891245.45406" calcext:value-type="float">
            <text:p>1442891245.45406</text:p>
          </table:table-cell>
          <table:table-cell office:value-type="float" office:value="1442891245.45995" calcext:value-type="float">
            <text:p>1442891245.45995</text:p>
          </table:table-cell>
          <table:table-cell office:value-type="float" office:value="8096" calcext:value-type="float">
            <text:p>8096</text:p>
          </table:table-cell>
          <table:table-cell table:formula="of:=[.C142]-[.C$2]" office:value-type="float" office:value="24.8744585514069" calcext:value-type="float">
            <text:p>24.8744585514</text:p>
          </table:table-cell>
          <table:table-cell table:formula="of:=[.D142]/([.E142]-[.E141])" office:value-type="float" office:value="330302.561951637" calcext:value-type="float">
            <text:p>330302.5619516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891245.59031" calcext:value-type="float">
            <text:p>1442891245.59031</text:p>
          </table:table-cell>
          <table:table-cell office:value-type="float" office:value="1442891245.59035" calcext:value-type="float">
            <text:p>1442891245.59035</text:p>
          </table:table-cell>
          <table:table-cell office:value-type="float" office:value="8096" calcext:value-type="float">
            <text:p>8096</text:p>
          </table:table-cell>
          <table:table-cell table:formula="of:=[.C143]-[.C$2]" office:value-type="float" office:value="25.0048639774322" calcext:value-type="float">
            <text:p>25.0048639774</text:p>
          </table:table-cell>
          <table:table-cell table:formula="of:=[.D143]/([.E143]-[.E142])" office:value-type="float" office:value="62083.3062454293" calcext:value-type="float">
            <text:p>62083.306245429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891245.65438" calcext:value-type="float">
            <text:p>1442891245.65438</text:p>
          </table:table-cell>
          <table:table-cell office:value-type="float" office:value="1442891245.6544" calcext:value-type="float">
            <text:p>1442891245.6544</text:p>
          </table:table-cell>
          <table:table-cell office:value-type="float" office:value="8096" calcext:value-type="float">
            <text:p>8096</text:p>
          </table:table-cell>
          <table:table-cell table:formula="of:=[.C144]-[.C$2]" office:value-type="float" office:value="25.0689158439636" calcext:value-type="float">
            <text:p>25.068915844</text:p>
          </table:table-cell>
          <table:table-cell table:formula="of:=[.D144]/([.E144]-[.E143])" office:value-type="float" office:value="126397.565573435" calcext:value-type="float">
            <text:p>126397.5655734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891245.74589" calcext:value-type="float">
            <text:p>1442891245.74589</text:p>
          </table:table-cell>
          <table:table-cell office:value-type="float" office:value="1442891245.74592" calcext:value-type="float">
            <text:p>1442891245.74592</text:p>
          </table:table-cell>
          <table:table-cell office:value-type="float" office:value="8096" calcext:value-type="float">
            <text:p>8096</text:p>
          </table:table-cell>
          <table:table-cell table:formula="of:=[.C145]-[.C$2]" office:value-type="float" office:value="25.1604316234589" calcext:value-type="float">
            <text:p>25.1604316235</text:p>
          </table:table-cell>
          <table:table-cell table:formula="of:=[.D145]/([.E145]-[.E144])" office:value-type="float" office:value="88465.6181114773" calcext:value-type="float">
            <text:p>88465.61811147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891245.82303" calcext:value-type="float">
            <text:p>1442891245.82303</text:p>
          </table:table-cell>
          <table:table-cell office:value-type="float" office:value="1442891245.82305" calcext:value-type="float">
            <text:p>1442891245.82305</text:p>
          </table:table-cell>
          <table:table-cell office:value-type="float" office:value="8096" calcext:value-type="float">
            <text:p>8096</text:p>
          </table:table-cell>
          <table:table-cell table:formula="of:=[.C146]-[.C$2]" office:value-type="float" office:value="25.2375643253326" calcext:value-type="float">
            <text:p>25.2375643253</text:p>
          </table:table-cell>
          <table:table-cell table:formula="of:=[.D146]/([.E146]-[.E145])" office:value-type="float" office:value="104961.965590786" calcext:value-type="float">
            <text:p>104961.96559078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891245.85468" calcext:value-type="float">
            <text:p>1442891245.85468</text:p>
          </table:table-cell>
          <table:table-cell office:value-type="float" office:value="1442891245.8547" calcext:value-type="float">
            <text:p>1442891245.8547</text:p>
          </table:table-cell>
          <table:table-cell office:value-type="float" office:value="8096" calcext:value-type="float">
            <text:p>8096</text:p>
          </table:table-cell>
          <table:table-cell table:formula="of:=[.C147]-[.C$2]" office:value-type="float" office:value="25.2692155838013" calcext:value-type="float">
            <text:p>25.2692155838</text:p>
          </table:table-cell>
          <table:table-cell table:formula="of:=[.D147]/([.E147]-[.E146])" office:value-type="float" office:value="255787.617671651" calcext:value-type="float">
            <text:p>255787.6176716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891245.97756" calcext:value-type="float">
            <text:p>1442891245.97756</text:p>
          </table:table-cell>
          <table:table-cell office:value-type="float" office:value="1442891245.9776" calcext:value-type="float">
            <text:p>1442891245.9776</text:p>
          </table:table-cell>
          <table:table-cell office:value-type="float" office:value="8096" calcext:value-type="float">
            <text:p>8096</text:p>
          </table:table-cell>
          <table:table-cell table:formula="of:=[.C148]-[.C$2]" office:value-type="float" office:value="25.392110824585" calcext:value-type="float">
            <text:p>25.3921108246</text:p>
          </table:table-cell>
          <table:table-cell table:formula="of:=[.D148]/([.E148]-[.E147])" office:value-type="float" office:value="65877.245924029" calcext:value-type="float">
            <text:p>65877.24592402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891246.05492" calcext:value-type="float">
            <text:p>1442891246.05492</text:p>
          </table:table-cell>
          <table:table-cell office:value-type="float" office:value="1442891246.05495" calcext:value-type="float">
            <text:p>1442891246.05495</text:p>
          </table:table-cell>
          <table:table-cell office:value-type="float" office:value="8096" calcext:value-type="float">
            <text:p>8096</text:p>
          </table:table-cell>
          <table:table-cell table:formula="of:=[.C149]-[.C$2]" office:value-type="float" office:value="25.4694607257843" calcext:value-type="float">
            <text:p>25.4694607258</text:p>
          </table:table-cell>
          <table:table-cell table:formula="of:=[.D149]/([.E149]-[.E148])" office:value-type="float" office:value="104667.231301764" calcext:value-type="float">
            <text:p>104667.23130176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891246.05498" calcext:value-type="float">
            <text:p>1442891246.05498</text:p>
          </table:table-cell>
          <table:table-cell office:value-type="float" office:value="1442891246.07756" calcext:value-type="float">
            <text:p>1442891246.07756</text:p>
          </table:table-cell>
          <table:table-cell office:value-type="float" office:value="8096" calcext:value-type="float">
            <text:p>8096</text:p>
          </table:table-cell>
          <table:table-cell table:formula="of:=[.C150]-[.C$2]" office:value-type="float" office:value="25.4920704364777" calcext:value-type="float">
            <text:p>25.4920704365</text:p>
          </table:table-cell>
          <table:table-cell table:formula="of:=[.D150]/([.E150]-[.E149])" office:value-type="float" office:value="358076.231483044" calcext:value-type="float">
            <text:p>358076.23148304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891246.2105" calcext:value-type="float">
            <text:p>1442891246.2105</text:p>
          </table:table-cell>
          <table:table-cell office:value-type="float" office:value="1442891246.21054" calcext:value-type="float">
            <text:p>1442891246.21054</text:p>
          </table:table-cell>
          <table:table-cell office:value-type="float" office:value="8096" calcext:value-type="float">
            <text:p>8096</text:p>
          </table:table-cell>
          <table:table-cell table:formula="of:=[.C151]-[.C$2]" office:value-type="float" office:value="25.6250514984131" calcext:value-type="float">
            <text:p>25.6250514984</text:p>
          </table:table-cell>
          <table:table-cell table:formula="of:=[.D151]/([.E151]-[.E150])" office:value-type="float" office:value="60880.8493643358" calcext:value-type="float">
            <text:p>60880.84936433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891246.25545" calcext:value-type="float">
            <text:p>1442891246.25545</text:p>
          </table:table-cell>
          <table:table-cell office:value-type="float" office:value="1442891246.25548" calcext:value-type="float">
            <text:p>1442891246.25548</text:p>
          </table:table-cell>
          <table:table-cell office:value-type="float" office:value="8096" calcext:value-type="float">
            <text:p>8096</text:p>
          </table:table-cell>
          <table:table-cell table:formula="of:=[.C152]-[.C$2]" office:value-type="float" office:value="25.6699967384338" calcext:value-type="float">
            <text:p>25.6699967384</text:p>
          </table:table-cell>
          <table:table-cell table:formula="of:=[.D152]/([.E152]-[.E151])" office:value-type="float" office:value="180130.309600348" calcext:value-type="float">
            <text:p>180130.3096003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891246.35941" calcext:value-type="float">
            <text:p>1442891246.35941</text:p>
          </table:table-cell>
          <table:table-cell office:value-type="float" office:value="1442891246.35946" calcext:value-type="float">
            <text:p>1442891246.35946</text:p>
          </table:table-cell>
          <table:table-cell office:value-type="float" office:value="8096" calcext:value-type="float">
            <text:p>8096</text:p>
          </table:table-cell>
          <table:table-cell table:formula="of:=[.C153]-[.C$2]" office:value-type="float" office:value="25.7739679813385" calcext:value-type="float">
            <text:p>25.7739679813</text:p>
          </table:table-cell>
          <table:table-cell table:formula="of:=[.D153]/([.E153]-[.E152])" office:value-type="float" office:value="77867.6850811879" calcext:value-type="float">
            <text:p>77867.685081187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891246.43378" calcext:value-type="float">
            <text:p>1442891246.43378</text:p>
          </table:table-cell>
          <table:table-cell office:value-type="float" office:value="1442891246.43384" calcext:value-type="float">
            <text:p>1442891246.43384</text:p>
          </table:table-cell>
          <table:table-cell office:value-type="float" office:value="8096" calcext:value-type="float">
            <text:p>8096</text:p>
          </table:table-cell>
          <table:table-cell table:formula="of:=[.C154]-[.C$2]" office:value-type="float" office:value="25.8483481407166" calcext:value-type="float">
            <text:p>25.8483481407</text:p>
          </table:table-cell>
          <table:table-cell table:formula="of:=[.D154]/([.E154]-[.E153])" office:value-type="float" office:value="108846.230872543" calcext:value-type="float">
            <text:p>108846.23087254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891246.45598" calcext:value-type="float">
            <text:p>1442891246.45598</text:p>
          </table:table-cell>
          <table:table-cell office:value-type="float" office:value="1442891246.45647" calcext:value-type="float">
            <text:p>1442891246.45647</text:p>
          </table:table-cell>
          <table:table-cell office:value-type="float" office:value="8096" calcext:value-type="float">
            <text:p>8096</text:p>
          </table:table-cell>
          <table:table-cell table:formula="of:=[.C155]-[.C$2]" office:value-type="float" office:value="25.870986700058" calcext:value-type="float">
            <text:p>25.8709867001</text:p>
          </table:table-cell>
          <table:table-cell table:formula="of:=[.D155]/([.E155]-[.E154])" office:value-type="float" office:value="357619.929691532" calcext:value-type="float">
            <text:p>357619.9296915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891246.58254" calcext:value-type="float">
            <text:p>1442891246.58254</text:p>
          </table:table-cell>
          <table:table-cell office:value-type="float" office:value="1442891246.5826" calcext:value-type="float">
            <text:p>1442891246.5826</text:p>
          </table:table-cell>
          <table:table-cell office:value-type="float" office:value="8096" calcext:value-type="float">
            <text:p>8096</text:p>
          </table:table-cell>
          <table:table-cell table:formula="of:=[.C156]-[.C$2]" office:value-type="float" office:value="25.9971113204956" calcext:value-type="float">
            <text:p>25.9971113205</text:p>
          </table:table-cell>
          <table:table-cell table:formula="of:=[.D156]/([.E156]-[.E155])" office:value-type="float" office:value="64190.4805890303" calcext:value-type="float">
            <text:p>64190.480589030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891246.65671" calcext:value-type="float">
            <text:p>1442891246.65671</text:p>
          </table:table-cell>
          <table:table-cell office:value-type="float" office:value="1442891246.65676" calcext:value-type="float">
            <text:p>1442891246.65676</text:p>
          </table:table-cell>
          <table:table-cell office:value-type="float" office:value="8096" calcext:value-type="float">
            <text:p>8096</text:p>
          </table:table-cell>
          <table:table-cell table:formula="of:=[.C157]-[.C$2]" office:value-type="float" office:value="26.0712687969208" calcext:value-type="float">
            <text:p>26.0712687969</text:p>
          </table:table-cell>
          <table:table-cell table:formula="of:=[.D157]/([.E157]-[.E156])" office:value-type="float" office:value="109173.07856571" calcext:value-type="float">
            <text:p>109173.0785657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891246.73149" calcext:value-type="float">
            <text:p>1442891246.73149</text:p>
          </table:table-cell>
          <table:table-cell office:value-type="float" office:value="1442891246.73152" calcext:value-type="float">
            <text:p>1442891246.73152</text:p>
          </table:table-cell>
          <table:table-cell office:value-type="float" office:value="8096" calcext:value-type="float">
            <text:p>8096</text:p>
          </table:table-cell>
          <table:table-cell table:formula="of:=[.C158]-[.C$2]" office:value-type="float" office:value="26.1460366249084" calcext:value-type="float">
            <text:p>26.1460366249</text:p>
          </table:table-cell>
          <table:table-cell table:formula="of:=[.D158]/([.E158]-[.E157])" office:value-type="float" office:value="108281.866919218" calcext:value-type="float">
            <text:p>108281.8669192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891246.80604" calcext:value-type="float">
            <text:p>1442891246.80604</text:p>
          </table:table-cell>
          <table:table-cell office:value-type="float" office:value="1442891246.80609" calcext:value-type="float">
            <text:p>1442891246.80609</text:p>
          </table:table-cell>
          <table:table-cell office:value-type="float" office:value="8096" calcext:value-type="float">
            <text:p>8096</text:p>
          </table:table-cell>
          <table:table-cell table:formula="of:=[.C159]-[.C$2]" office:value-type="float" office:value="26.2206015586853" calcext:value-type="float">
            <text:p>26.2206015587</text:p>
          </table:table-cell>
          <table:table-cell table:formula="of:=[.D159]/([.E159]-[.E158])" office:value-type="float" office:value="108576.506273421" calcext:value-type="float">
            <text:p>108576.50627342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891246.85752" calcext:value-type="float">
            <text:p>1442891246.85752</text:p>
          </table:table-cell>
          <table:table-cell office:value-type="float" office:value="1442891246.85757" calcext:value-type="float">
            <text:p>1442891246.85757</text:p>
          </table:table-cell>
          <table:table-cell office:value-type="float" office:value="8096" calcext:value-type="float">
            <text:p>8096</text:p>
          </table:table-cell>
          <table:table-cell table:formula="of:=[.C160]-[.C$2]" office:value-type="float" office:value="26.2720801830292" calcext:value-type="float">
            <text:p>26.272080183</text:p>
          </table:table-cell>
          <table:table-cell table:formula="of:=[.D160]/([.E160]-[.E159])" office:value-type="float" office:value="157269.159834566" calcext:value-type="float">
            <text:p>157269.15983456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891246.95501" calcext:value-type="float">
            <text:p>1442891246.95501</text:p>
          </table:table-cell>
          <table:table-cell office:value-type="float" office:value="1442891246.95505" calcext:value-type="float">
            <text:p>1442891246.95505</text:p>
          </table:table-cell>
          <table:table-cell office:value-type="float" office:value="8096" calcext:value-type="float">
            <text:p>8096</text:p>
          </table:table-cell>
          <table:table-cell table:formula="of:=[.C161]-[.C$2]" office:value-type="float" office:value="26.369565486908" calcext:value-type="float">
            <text:p>26.3695654869</text:p>
          </table:table-cell>
          <table:table-cell table:formula="of:=[.D161]/([.E161]-[.E160])" office:value-type="float" office:value="83048.41527772" calcext:value-type="float">
            <text:p>83048.415277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891247.02964" calcext:value-type="float">
            <text:p>1442891247.02964</text:p>
          </table:table-cell>
          <table:table-cell office:value-type="float" office:value="1442891247.02969" calcext:value-type="float">
            <text:p>1442891247.02969</text:p>
          </table:table-cell>
          <table:table-cell office:value-type="float" office:value="8096" calcext:value-type="float">
            <text:p>8096</text:p>
          </table:table-cell>
          <table:table-cell table:formula="of:=[.C162]-[.C$2]" office:value-type="float" office:value="26.44420170784" calcext:value-type="float">
            <text:p>26.4442017078</text:p>
          </table:table-cell>
          <table:table-cell table:formula="of:=[.D162]/([.E162]-[.E161])" office:value-type="float" office:value="108472.801796535" calcext:value-type="float">
            <text:p>108472.8017965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891247.05855" calcext:value-type="float">
            <text:p>1442891247.05855</text:p>
          </table:table-cell>
          <table:table-cell office:value-type="float" office:value="1442891250.03392" calcext:value-type="float">
            <text:p>1442891250.03392</text:p>
          </table:table-cell>
          <table:table-cell office:value-type="float" office:value="8096" calcext:value-type="float">
            <text:p>8096</text:p>
          </table:table-cell>
          <table:table-cell table:formula="of:=[.C163]-[.C$2]" office:value-type="float" office:value="29.4484338760376" calcext:value-type="float">
            <text:p>29.448433876</text:p>
          </table:table-cell>
          <table:table-cell table:formula="of:=[.D163]/([.E163]-[.E162])" office:value-type="float" office:value="2694.86495940729" calcext:value-type="float">
            <text:p>2694.864959407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891247.17836" calcext:value-type="float">
            <text:p>1442891247.17836</text:p>
          </table:table-cell>
          <table:table-cell office:value-type="float" office:value="1442891250.06782" calcext:value-type="float">
            <text:p>1442891250.06782</text:p>
          </table:table-cell>
          <table:table-cell office:value-type="float" office:value="8096" calcext:value-type="float">
            <text:p>8096</text:p>
          </table:table-cell>
          <table:table-cell table:formula="of:=[.C164]-[.C$2]" office:value-type="float" office:value="29.482328414917" calcext:value-type="float">
            <text:p>29.4823284149</text:p>
          </table:table-cell>
          <table:table-cell table:formula="of:=[.D164]/([.E164]-[.E163])" office:value-type="float" office:value="238858.537913958" calcext:value-type="float">
            <text:p>238858.53791395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891247.25965" calcext:value-type="float">
            <text:p>1442891247.25965</text:p>
          </table:table-cell>
          <table:table-cell office:value-type="float" office:value="1442891250.10171" calcext:value-type="float">
            <text:p>1442891250.10171</text:p>
          </table:table-cell>
          <table:table-cell office:value-type="float" office:value="8096" calcext:value-type="float">
            <text:p>8096</text:p>
          </table:table-cell>
          <table:table-cell table:formula="of:=[.C165]-[.C$2]" office:value-type="float" office:value="29.5162205696106" calcext:value-type="float">
            <text:p>29.5162205696</text:p>
          </table:table-cell>
          <table:table-cell table:formula="of:=[.D165]/([.E165]-[.E164])" office:value-type="float" office:value="238875.340714999" calcext:value-type="float">
            <text:p>238875.3407149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891260.26988" calcext:value-type="float">
            <text:p>1442891260.26988</text:p>
          </table:table-cell>
          <table:table-cell office:value-type="float" office:value="1442891260.26992" calcext:value-type="float">
            <text:p>1442891260.26992</text:p>
          </table:table-cell>
          <table:table-cell office:value-type="float" office:value="8096" calcext:value-type="float">
            <text:p>8096</text:p>
          </table:table-cell>
          <table:table-cell table:formula="of:=[.C166]-[.C$2]" office:value-type="float" office:value="39.6844313144684" calcext:value-type="float">
            <text:p>39.6844313145</text:p>
          </table:table-cell>
          <table:table-cell table:formula="of:=[.D166]/([.E166]-[.E165])" office:value-type="float" office:value="796.206943694029" calcext:value-type="float">
            <text:p>796.20694369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891260.4708" calcext:value-type="float">
            <text:p>1442891260.4708</text:p>
          </table:table-cell>
          <table:table-cell office:value-type="float" office:value="1442891260.47085" calcext:value-type="float">
            <text:p>1442891260.47085</text:p>
          </table:table-cell>
          <table:table-cell office:value-type="float" office:value="8096" calcext:value-type="float">
            <text:p>8096</text:p>
          </table:table-cell>
          <table:table-cell table:formula="of:=[.C167]-[.C$2]" office:value-type="float" office:value="39.8853642940521" calcext:value-type="float">
            <text:p>39.8853642941</text:p>
          </table:table-cell>
          <table:table-cell table:formula="of:=[.D167]/([.E167]-[.E166])" office:value-type="float" office:value="40292.0417383545" calcext:value-type="float">
            <text:p>40292.04173835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891260.57711" calcext:value-type="float">
            <text:p>1442891260.57711</text:p>
          </table:table-cell>
          <table:table-cell office:value-type="float" office:value="1442891260.57715" calcext:value-type="float">
            <text:p>1442891260.57715</text:p>
          </table:table-cell>
          <table:table-cell office:value-type="float" office:value="8096" calcext:value-type="float">
            <text:p>8096</text:p>
          </table:table-cell>
          <table:table-cell table:formula="of:=[.C168]-[.C$2]" office:value-type="float" office:value="39.9916653633118" calcext:value-type="float">
            <text:p>39.9916653633</text:p>
          </table:table-cell>
          <table:table-cell table:formula="of:=[.D168]/([.E168]-[.E167])" office:value-type="float" office:value="76161.0401135785" calcext:value-type="float">
            <text:p>76161.040113578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891260.67158" calcext:value-type="float">
            <text:p>1442891260.67158</text:p>
          </table:table-cell>
          <table:table-cell office:value-type="float" office:value="1442891260.67163" calcext:value-type="float">
            <text:p>1442891260.67163</text:p>
          </table:table-cell>
          <table:table-cell office:value-type="float" office:value="8096" calcext:value-type="float">
            <text:p>8096</text:p>
          </table:table-cell>
          <table:table-cell table:formula="of:=[.C169]-[.C$2]" office:value-type="float" office:value="40.086140871048" calcext:value-type="float">
            <text:p>40.086140871</text:p>
          </table:table-cell>
          <table:table-cell table:formula="of:=[.D169]/([.E169]-[.E168])" office:value-type="float" office:value="85694.1676630689" calcext:value-type="float">
            <text:p>85694.167663068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891260.8726" calcext:value-type="float">
            <text:p>1442891260.8726</text:p>
          </table:table-cell>
          <table:table-cell office:value-type="float" office:value="1442891260.87265" calcext:value-type="float">
            <text:p>1442891260.87265</text:p>
          </table:table-cell>
          <table:table-cell office:value-type="float" office:value="8096" calcext:value-type="float">
            <text:p>8096</text:p>
          </table:table-cell>
          <table:table-cell table:formula="of:=[.C170]-[.C$2]" office:value-type="float" office:value="40.2871661186218" calcext:value-type="float">
            <text:p>40.2871661186</text:p>
          </table:table-cell>
          <table:table-cell table:formula="of:=[.D170]/([.E170]-[.E169])" office:value-type="float" office:value="40273.5482120259" calcext:value-type="float">
            <text:p>40273.54821202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2:10:53.095639505</dc:date>
    <meta:editing-duration>PT2M18S</meta:editing-duration>
    <meta:editing-cycles>2</meta:editing-cycles>
    <meta:generator>LibreOffice/4.4.2.2$Linux_X86_64 LibreOffice_project/40m0$Build-2</meta:generator>
    <meta:document-statistic meta:table-count="1" meta:cell-count="10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ink_1.receiver_i.routed_msg_sub.network'.E1:'sink_1.receiver_i.routed_msg_sub.network'.F170" chart:data-source-has-labels="row" svg:x="0.32cm" svg:y="0.18cm" svg:width="11.793cm" svg:height="8.64cm">
          <chartooo:coordinate-region svg:x="1.682cm" svg:y="0.379cm" svg:width="10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1.receiver_i.routed_msg_sub.network'.F2:'sink_1.receiver_i.routed_msg_sub.network'.F170" chart:label-cell-address="'sink_1.receiver_i.routed_msg_sub.network'.F1:'sink_1.receiver_i.routed_msg_sub.network'.F1" chart:class="chart:scatter">
            <chart:domain table:cell-range-address="'sink_1.receiver_i.routed_msg_sub.network'.E2:'sink_1.receiver_i.routed_msg_sub.network'.E170"/>
            <chart:data-point chart:repeated="1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ata rate (bps)</text:p>
                <draw:g>
                  <svg:desc>'sink_1.receiver_i.routed_msg_sub.network'.F1:'sink_1.receiver_i.routed_msg_sub.network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1.receiver_i.routed_msg_sub.network'.E2:'sink_1.receiver_i.routed_msg_sub.network'.E170</svg:desc>
                </draw:g>
              </table:table-cell>
              <table:table-cell office:value-type="float" office:value="0">
                <text:p>0</text:p>
                <draw:g>
                  <svg:desc>'sink_1.receiver_i.routed_msg_sub.network'.F2:'sink_1.receiver_i.routed_msg_sub.network'.F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0723648071289">
                <text:p>0.200723648071289</text:p>
              </table:table-cell>
              <table:table-cell office:value-type="float" office:value="40334.0616703251">
                <text:p>40334.0616703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5344104766846">
                <text:p>0.305344104766846</text:p>
              </table:table-cell>
              <table:table-cell office:value-type="float" office:value="77384.4834529751">
                <text:p>77384.4834529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1348114013672">
                <text:p>0.401348114013672</text:p>
              </table:table-cell>
              <table:table-cell office:value-type="float" office:value="84329.8114684481">
                <text:p>84329.8114684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8613109588623">
                <text:p>0.508613109588623</text:p>
              </table:table-cell>
              <table:table-cell office:value-type="float" office:value="75476.6264297558">
                <text:p>75476.6264297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2298259735107">
                <text:p>0.602298259735107</text:p>
              </table:table-cell>
              <table:table-cell office:value-type="float" office:value="86417.1107944135">
                <text:p>86417.1107944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7767248153687">
                <text:p>0.707767248153687</text:p>
              </table:table-cell>
              <table:table-cell office:value-type="float" office:value="76761.9005490891">
                <text:p>76761.9005490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03141355514526">
                <text:p>0.803141355514526</text:p>
              </table:table-cell>
              <table:table-cell office:value-type="float" office:value="84886.770886038">
                <text:p>84886.770886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1238441467285">
                <text:p>0.901238441467285</text:p>
              </table:table-cell>
              <table:table-cell office:value-type="float" office:value="82530.4841766537">
                <text:p>82530.4841766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7983455657959">
                <text:p>0.997983455657959</text:p>
              </table:table-cell>
              <table:table-cell office:value-type="float" office:value="83683.8990383905">
                <text:p>83683.8990383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3076720237732">
                <text:p>1.03076720237732</text:p>
              </table:table-cell>
              <table:table-cell office:value-type="float" office:value="246951.639460383">
                <text:p>246951.639460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13743019104">
                <text:p>1.1913743019104</text:p>
              </table:table-cell>
              <table:table-cell office:value-type="float" office:value="50408.7305202372">
                <text:p>50408.73052023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417640686035">
                <text:p>1.22417640686035</text:p>
              </table:table-cell>
              <table:table-cell office:value-type="float" office:value="246813.428965998">
                <text:p>246813.428965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8366913795471">
                <text:p>1.38366913795471</text:p>
              </table:table-cell>
              <table:table-cell office:value-type="float" office:value="50760.9340215648">
                <text:p>50760.9340215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1626143455505">
                <text:p>1.41626143455505</text:p>
              </table:table-cell>
              <table:table-cell office:value-type="float" office:value="248402.255885064">
                <text:p>248402.2558850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7492280006409">
                <text:p>1.57492280006409</text:p>
              </table:table-cell>
              <table:table-cell office:value-type="float" office:value="51026.9149268041">
                <text:p>51026.91492680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743522644043">
                <text:p>1.60743522644043</text:p>
              </table:table-cell>
              <table:table-cell office:value-type="float" office:value="249012.482374768">
                <text:p>249012.482374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4220323562622">
                <text:p>1.74220323562622</text:p>
              </table:table-cell>
              <table:table-cell office:value-type="float" office:value="60073.6038835364">
                <text:p>60073.60388353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852222442627">
                <text:p>1.80852222442627</text:p>
              </table:table-cell>
              <table:table-cell office:value-type="float" office:value="122076.650239788">
                <text:p>122076.650239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0174674987793">
                <text:p>1.90174674987793</text:p>
              </table:table-cell>
              <table:table-cell office:value-type="float" office:value="86844.0998844025">
                <text:p>86844.0998844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8142385482788">
                <text:p>1.98142385482788</text:p>
              </table:table-cell>
              <table:table-cell office:value-type="float" office:value="101610.117549897">
                <text:p>101610.117549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1092720031738">
                <text:p>2.01092720031738</text:p>
              </table:table-cell>
              <table:table-cell office:value-type="float" office:value="274409.558159456">
                <text:p>274409.558159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4064383506775">
                <text:p>2.14064383506775</text:p>
              </table:table-cell>
              <table:table-cell office:value-type="float" office:value="62412.9666606013">
                <text:p>62412.9666606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1056914329529">
                <text:p>2.21056914329529</text:p>
              </table:table-cell>
              <table:table-cell office:value-type="float" office:value="115780.683778402">
                <text:p>115780.6837784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9993414878845">
                <text:p>2.29993414878845</text:p>
              </table:table-cell>
              <table:table-cell office:value-type="float" office:value="90594.7462915928">
                <text:p>90594.74629159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798131942749">
                <text:p>2.3798131942749</text:p>
              </table:table-cell>
              <table:table-cell office:value-type="float" office:value="101353.239146721">
                <text:p>101353.239146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1168427467346">
                <text:p>2.41168427467346</text:p>
              </table:table-cell>
              <table:table-cell office:value-type="float" office:value="254023.39358304">
                <text:p>254023.39358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3913187980652">
                <text:p>2.53913187980652</text:p>
              </table:table-cell>
              <table:table-cell office:value-type="float" office:value="63524.1438357958">
                <text:p>63524.14383579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1262369155884">
                <text:p>2.61262369155884</text:p>
              </table:table-cell>
              <table:table-cell office:value-type="float" office:value="110161.932424322">
                <text:p>110161.932424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0065975189209">
                <text:p>2.70065975189209</text:p>
              </table:table-cell>
              <table:table-cell office:value-type="float" office:value="91962.3160027082">
                <text:p>91962.3160027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821958065033">
                <text:p>2.7821958065033</text:p>
              </table:table-cell>
              <table:table-cell office:value-type="float" office:value="99293.4970744502">
                <text:p>99293.49707445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133499622345">
                <text:p>2.8133499622345</text:p>
              </table:table-cell>
              <table:table-cell office:value-type="float" office:value="259869.022606566">
                <text:p>259869.0226065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4554758071899">
                <text:p>2.94554758071899</text:p>
              </table:table-cell>
              <table:table-cell office:value-type="float" office:value="61241.6478663678">
                <text:p>61241.64786636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1431632041931">
                <text:p>3.01431632041931</text:p>
              </table:table-cell>
              <table:table-cell office:value-type="float" office:value="117727.910025413">
                <text:p>117727.910025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0874676704407">
                <text:p>3.10874676704407</text:p>
              </table:table-cell>
              <table:table-cell office:value-type="float" office:value="85735.0599237509">
                <text:p>85735.05992375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9038891792297">
                <text:p>3.19038891792297</text:p>
              </table:table-cell>
              <table:table-cell office:value-type="float" office:value="99164.4623866928">
                <text:p>99164.46238669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1730995178223">
                <text:p>3.21730995178223</text:p>
              </table:table-cell>
              <table:table-cell office:value-type="float" office:value="300731.392498782">
                <text:p>300731.3924987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5381627082825">
                <text:p>3.35381627082825</text:p>
              </table:table-cell>
              <table:table-cell office:value-type="float" office:value="59308.6097155003">
                <text:p>59308.6097155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1607761383057">
                <text:p>3.41607761383057</text:p>
              </table:table-cell>
              <table:table-cell office:value-type="float" office:value="130032.530774327">
                <text:p>130032.5307743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1714777946472">
                <text:p>3.51714777946472</text:p>
              </table:table-cell>
              <table:table-cell office:value-type="float" office:value="80102.767707982">
                <text:p>80102.7677079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59892535209656">
                <text:p>3.59892535209656</text:p>
              </table:table-cell>
              <table:table-cell office:value-type="float" office:value="99000.2483498542">
                <text:p>99000.2483498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2572002410889">
                <text:p>3.62572002410889</text:p>
              </table:table-cell>
              <table:table-cell office:value-type="float" office:value="302149.621248387">
                <text:p>302149.6212483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7624237537384">
                <text:p>3.7624237537384</text:p>
              </table:table-cell>
              <table:table-cell office:value-type="float" office:value="59222.9635719605">
                <text:p>59222.96357196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1774306297302">
                <text:p>3.81774306297302</text:p>
              </table:table-cell>
              <table:table-cell office:value-type="float" office:value="146350.345150974">
                <text:p>146350.3451509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2575573921204">
                <text:p>3.92575573921204</text:p>
              </table:table-cell>
              <table:table-cell office:value-type="float" office:value="74954.165398929">
                <text:p>74954.1653989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0075409412384">
                <text:p>4.0075409412384</text:p>
              </table:table-cell>
              <table:table-cell office:value-type="float" office:value="98991.0130366846">
                <text:p>98991.01303668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03433060646057">
                <text:p>4.03433060646057</text:p>
              </table:table-cell>
              <table:table-cell office:value-type="float" office:value="302206.090776405">
                <text:p>302206.0907764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7068696022034">
                <text:p>4.17068696022034</text:p>
              </table:table-cell>
              <table:table-cell office:value-type="float" office:value="59373.8375716884">
                <text:p>59373.83757168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1938133239746">
                <text:p>4.21938133239746</text:p>
              </table:table-cell>
              <table:table-cell office:value-type="float" office:value="166261.513148811">
                <text:p>166261.5131488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3394718170166">
                <text:p>4.33394718170166</text:p>
              </table:table-cell>
              <table:table-cell office:value-type="float" office:value="70666.7828953393">
                <text:p>70666.78289533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1544437408447">
                <text:p>4.41544437408447</text:p>
              </table:table-cell>
              <table:table-cell office:value-type="float" office:value="99340.8455345441">
                <text:p>99340.84553454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44000720977783">
                <text:p>4.44000720977783</text:p>
              </table:table-cell>
              <table:table-cell office:value-type="float" office:value="329603.637831962">
                <text:p>329603.637831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7911205291748">
                <text:p>4.57911205291748</text:p>
              </table:table-cell>
              <table:table-cell office:value-type="float" office:value="58200.7054339033">
                <text:p>58200.70543390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2129426002502">
                <text:p>4.62129426002502</text:p>
              </table:table-cell>
              <table:table-cell office:value-type="float" office:value="191929.264852339">
                <text:p>191929.264852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3667621612549">
                <text:p>4.73667621612549</text:p>
              </table:table-cell>
              <table:table-cell office:value-type="float" office:value="70166.9504801146">
                <text:p>70166.95048011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81426930427551">
                <text:p>4.81426930427551</text:p>
              </table:table-cell>
              <table:table-cell office:value-type="float" office:value="104339.190423077">
                <text:p>104339.1904230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83881878852844">
                <text:p>4.83881878852844</text:p>
              </table:table-cell>
              <table:table-cell office:value-type="float" office:value="329782.895501515">
                <text:p>329782.8955015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6985936164856">
                <text:p>4.96985936164856</text:p>
              </table:table-cell>
              <table:table-cell office:value-type="float" office:value="61782.3915695093">
                <text:p>61782.39156950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2314710617065">
                <text:p>5.02314710617065</text:p>
              </table:table-cell>
              <table:table-cell office:value-type="float" office:value="151929.868164023">
                <text:p>151929.8681640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2488293647766">
                <text:p>5.12488293647766</text:p>
              </table:table-cell>
              <table:table-cell office:value-type="float" office:value="79578.6496809316">
                <text:p>79578.64968093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20250606536865">
                <text:p>5.20250606536865</text:p>
              </table:table-cell>
              <table:table-cell office:value-type="float" office:value="104298.810363204">
                <text:p>104298.8103632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22705912590027">
                <text:p>5.22705912590027</text:p>
              </table:table-cell>
              <table:table-cell office:value-type="float" office:value="329734.860938213">
                <text:p>329734.8609382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35775971412659">
                <text:p>5.35775971412659</text:p>
              </table:table-cell>
              <table:table-cell office:value-type="float" office:value="61943.1030102262">
                <text:p>61943.10301022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2486667633057">
                <text:p>5.42486667633057</text:p>
              </table:table-cell>
              <table:table-cell office:value-type="float" office:value="120643.219929867">
                <text:p>120643.2199298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1320123672485">
                <text:p>5.51320123672485</text:p>
              </table:table-cell>
              <table:table-cell office:value-type="float" office:value="91651.5570334303">
                <text:p>91651.55703343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9071564674377">
                <text:p>5.59071564674377</text:p>
              </table:table-cell>
              <table:table-cell office:value-type="float" office:value="104445.09605406">
                <text:p>104445.096054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62560892105103">
                <text:p>5.62560892105103</text:p>
              </table:table-cell>
              <table:table-cell office:value-type="float" office:value="232021.791039473">
                <text:p>232021.7910394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74116516113281">
                <text:p>5.74116516113281</text:p>
              </table:table-cell>
              <table:table-cell office:value-type="float" office:value="70061.1234345277">
                <text:p>70061.1234345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81572866439819">
                <text:p>5.81572866439819</text:p>
              </table:table-cell>
              <table:table-cell office:value-type="float" office:value="108578.589329223">
                <text:p>108578.5893292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8383514881134">
                <text:p>5.8383514881134</text:p>
              </table:table-cell>
              <table:table-cell office:value-type="float" office:value="357868.677310907">
                <text:p>357868.6773109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96507024765015">
                <text:p>5.96507024765015</text:p>
              </table:table-cell>
              <table:table-cell office:value-type="float" office:value="63889.5143039377">
                <text:p>63889.51430393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02719593048096">
                <text:p>6.02719593048096</text:p>
              </table:table-cell>
              <table:table-cell office:value-type="float" office:value="130316.475104961">
                <text:p>130316.4751049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11449360847473">
                <text:p>6.11449360847473</text:p>
              </table:table-cell>
              <table:table-cell office:value-type="float" office:value="92740.1528432103">
                <text:p>92740.15284321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18898558616638">
                <text:p>6.18898558616638</text:p>
              </table:table-cell>
              <table:table-cell office:value-type="float" office:value="108682.84412467">
                <text:p>108682.84412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22831320762634">
                <text:p>6.22831320762634</text:p>
              </table:table-cell>
              <table:table-cell office:value-type="float" office:value="205860.402929337">
                <text:p>205860.4029293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33838081359863">
                <text:p>6.33838081359863</text:p>
              </table:table-cell>
              <table:table-cell office:value-type="float" office:value="73554.7932426022">
                <text:p>73554.79324260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41308355331421">
                <text:p>6.41308355331421</text:p>
              </table:table-cell>
              <table:table-cell office:value-type="float" office:value="108376.212583699">
                <text:p>108376.2125836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44622778892517">
                <text:p>9.44622778892517</text:p>
              </table:table-cell>
              <table:table-cell office:value-type="float" office:value="2669.17738528489">
                <text:p>2669.177385284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48005867004395">
                <text:p>9.48005867004395</text:p>
              </table:table-cell>
              <table:table-cell office:value-type="float" office:value="239307.985256912">
                <text:p>239307.9852569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5139148235321">
                <text:p>9.5139148235321</text:p>
              </table:table-cell>
              <table:table-cell office:value-type="float" office:value="239129.35067569">
                <text:p>239129.350675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6432707309723">
                <text:p>19.6432707309723</text:p>
              </table:table-cell>
              <table:table-cell office:value-type="float" office:value="799.261085697793">
                <text:p>799.2610856977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8442988395691">
                <text:p>19.8442988395691</text:p>
              </table:table-cell>
              <table:table-cell office:value-type="float" office:value="40272.9750407093">
                <text:p>40272.97504070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9486701488495">
                <text:p>19.9486701488495</text:p>
              </table:table-cell>
              <table:table-cell office:value-type="float" office:value="77569.2099277009">
                <text:p>77569.2099277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0452983379364">
                <text:p>20.0452983379364</text:p>
              </table:table-cell>
              <table:table-cell office:value-type="float" office:value="83785.0742780443">
                <text:p>83785.07427804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1518766880035">
                <text:p>20.1518766880035</text:p>
              </table:table-cell>
              <table:table-cell office:value-type="float" office:value="75962.8948552868">
                <text:p>75962.89485528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2464385032654">
                <text:p>20.2464385032654</text:p>
              </table:table-cell>
              <table:table-cell office:value-type="float" office:value="85615.9537291268">
                <text:p>85615.95372912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3560316562653">
                <text:p>20.3560316562653</text:p>
              </table:table-cell>
              <table:table-cell office:value-type="float" office:value="73873.2281934531">
                <text:p>73873.22819345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4474341869354">
                <text:p>20.4474341869354</text:p>
              </table:table-cell>
              <table:table-cell office:value-type="float" office:value="88575.2280668806">
                <text:p>88575.22806688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5590922832489">
                <text:p>20.5590922832489</text:p>
              </table:table-cell>
              <table:table-cell office:value-type="float" office:value="72507.0574127535">
                <text:p>72507.05741275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6485602855682">
                <text:p>20.6485602855682</text:p>
              </table:table-cell>
              <table:table-cell office:value-type="float" office:value="90490.4523418679">
                <text:p>90490.45234186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7543714046478">
                <text:p>20.7543714046478</text:p>
              </table:table-cell>
              <table:table-cell office:value-type="float" office:value="76513.6979026778">
                <text:p>76513.69790267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8495247364044">
                <text:p>20.8495247364044</text:p>
              </table:table-cell>
              <table:table-cell office:value-type="float" office:value="85083.725924701">
                <text:p>85083.725924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9454491138458">
                <text:p>20.9454491138458</text:p>
              </table:table-cell>
              <table:table-cell office:value-type="float" office:value="84399.8180227472">
                <text:p>84399.81802274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0422329902649">
                <text:p>21.0422329902649</text:p>
              </table:table-cell>
              <table:table-cell office:value-type="float" office:value="83650.2969249226">
                <text:p>83650.29692492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075047492981">
                <text:p>21.075047492981</text:p>
              </table:table-cell>
              <table:table-cell office:value-type="float" office:value="246720.179490533">
                <text:p>246720.1794905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2344257831573">
                <text:p>21.2344257831573</text:p>
              </table:table-cell>
              <table:table-cell office:value-type="float" office:value="50797.3826989847">
                <text:p>50797.38269898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2672233581543">
                <text:p>21.2672233581543</text:p>
              </table:table-cell>
              <table:table-cell office:value-type="float" office:value="246847.518475171">
                <text:p>246847.5184751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4267053604126">
                <text:p>21.4267053604126</text:p>
              </table:table-cell>
              <table:table-cell office:value-type="float" office:value="50764.3488629365">
                <text:p>50764.34886293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4561896324158">
                <text:p>21.4561896324158</text:p>
              </table:table-cell>
              <table:table-cell office:value-type="float" office:value="274587.074733557">
                <text:p>274587.0747335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6179766654968">
                <text:p>21.6179766654968</text:p>
              </table:table-cell>
              <table:table-cell office:value-type="float" office:value="50041.0931940629">
                <text:p>50041.09319406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6534082889557">
                <text:p>21.6534082889557</text:p>
              </table:table-cell>
              <table:table-cell office:value-type="float" office:value="228496.444973791">
                <text:p>228496.4449737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778101682663">
                <text:p>21.778101682663</text:p>
              </table:table-cell>
              <table:table-cell office:value-type="float" office:value="64927.2568441421">
                <text:p>64927.25684414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8545134067535">
                <text:p>21.8545134067535</text:p>
              </table:table-cell>
              <table:table-cell office:value-type="float" office:value="105952.327294739">
                <text:p>105952.3272947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9374730587006">
                <text:p>21.9374730587006</text:p>
              </table:table-cell>
              <table:table-cell office:value-type="float" office:value="97589.6090447698">
                <text:p>97589.6090447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017275094986">
                <text:p>22.017275094986</text:p>
              </table:table-cell>
              <table:table-cell office:value-type="float" office:value="101451.045322275">
                <text:p>101451.0453222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0556077957153">
                <text:p>22.0556077957153</text:p>
              </table:table-cell>
              <table:table-cell office:value-type="float" office:value="211203.485430311">
                <text:p>211203.4854303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1767826080322">
                <text:p>22.1767826080322</text:p>
              </table:table-cell>
              <table:table-cell office:value-type="float" office:value="66812.5647995845">
                <text:p>66812.56479958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2564072608948">
                <text:p>22.2564072608948</text:p>
              </table:table-cell>
              <table:table-cell office:value-type="float" office:value="101677.05238195">
                <text:p>101677.052381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2858934402466">
                <text:p>22.2858934402466</text:p>
              </table:table-cell>
              <table:table-cell office:value-type="float" office:value="274569.312741562">
                <text:p>274569.3127415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415842294693">
                <text:p>22.415842294693</text:p>
              </table:table-cell>
              <table:table-cell office:value-type="float" office:value="62301.4341641516">
                <text:p>62301.43416415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4574806690216">
                <text:p>22.4574806690216</text:p>
              </table:table-cell>
              <table:table-cell office:value-type="float" office:value="194436.025194109">
                <text:p>194436.0251941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5750663280487">
                <text:p>22.5750663280487</text:p>
              </table:table-cell>
              <table:table-cell office:value-type="float" office:value="68851.933705063">
                <text:p>68851.9337050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6560056209564">
                <text:p>22.6560056209564</text:p>
              </table:table-cell>
              <table:table-cell office:value-type="float" office:value="100025.583485525">
                <text:p>100025.5834855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6829733848572">
                <text:p>22.6829733848572</text:p>
              </table:table-cell>
              <table:table-cell office:value-type="float" office:value="300210.28179399">
                <text:p>300210.281793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19522857666">
                <text:p>22.819522857666</text:p>
              </table:table-cell>
              <table:table-cell office:value-type="float" office:value="59289.8664012711">
                <text:p>59289.86640127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8593838214874">
                <text:p>22.8593838214874</text:p>
              </table:table-cell>
              <table:table-cell office:value-type="float" office:value="203105.976972169">
                <text:p>203105.9769721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9828140735626">
                <text:p>22.9828140735626</text:p>
              </table:table-cell>
              <table:table-cell office:value-type="float" office:value="65591.699473058">
                <text:p>65591.6994730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0603656768799">
                <text:p>23.0603656768799</text:p>
              </table:table-cell>
              <table:table-cell office:value-type="float" office:value="104395.004792868">
                <text:p>104395.0047928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1462800502777">
                <text:p>23.1462800502777</text:p>
              </table:table-cell>
              <table:table-cell office:value-type="float" office:value="94233.3590971025">
                <text:p>94233.35909710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22789478302">
                <text:p>23.22789478302</text:p>
              </table:table-cell>
              <table:table-cell office:value-type="float" office:value="99197.7762833865">
                <text:p>99197.77628338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2613351345062">
                <text:p>23.2613351345062</text:p>
              </table:table-cell>
              <table:table-cell office:value-type="float" office:value="242102.718428051">
                <text:p>242102.7184280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3913366794586">
                <text:p>23.3913366794586</text:p>
              </table:table-cell>
              <table:table-cell office:value-type="float" office:value="62276.1829712471">
                <text:p>62276.18297124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4622294902802">
                <text:p>23.4622294902802</text:p>
              </table:table-cell>
              <table:table-cell office:value-type="float" office:value="114200.578396884">
                <text:p>114200.5783968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5548453330994">
                <text:p>23.5548453330994</text:p>
              </table:table-cell>
              <table:table-cell office:value-type="float" office:value="87414.8499172371">
                <text:p>87414.84991723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6364216804504">
                <text:p>23.6364216804504</text:p>
              </table:table-cell>
              <table:table-cell office:value-type="float" office:value="99244.4533604555">
                <text:p>99244.45336045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6632528305054">
                <text:p>23.6632528305054</text:p>
              </table:table-cell>
              <table:table-cell office:value-type="float" office:value="301738.836517443">
                <text:p>301738.8365174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800329208374">
                <text:p>23.800329208374</text:p>
              </table:table-cell>
              <table:table-cell office:value-type="float" office:value="59061.9633074756">
                <text:p>59061.96330747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8642015457153">
                <text:p>23.8642015457153</text:p>
              </table:table-cell>
              <table:table-cell office:value-type="float" office:value="126752.837566256">
                <text:p>126752.8375662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9635050296783">
                <text:p>23.9635050296783</text:p>
              </table:table-cell>
              <table:table-cell office:value-type="float" office:value="81527.8545817738">
                <text:p>81527.85458177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.0454881191254">
                <text:p>24.0454881191254</text:p>
              </table:table-cell>
              <table:table-cell office:value-type="float" office:value="98752.0725872588">
                <text:p>98752.07258725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.0722548961639">
                <text:p>24.0722548961639</text:p>
              </table:table-cell>
              <table:table-cell office:value-type="float" office:value="302464.506217266">
                <text:p>302464.5062172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2087934017181">
                <text:p>24.2087934017181</text:p>
              </table:table-cell>
              <table:table-cell office:value-type="float" office:value="59294.6287725866">
                <text:p>59294.62877258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2659423351288">
                <text:p>24.2659423351288</text:p>
              </table:table-cell>
              <table:table-cell office:value-type="float" office:value="141664.936103463">
                <text:p>141664.9361034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3720963001251">
                <text:p>24.3720963001251</text:p>
              </table:table-cell>
              <table:table-cell office:value-type="float" office:value="76266.5812838861">
                <text:p>76266.58128388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4539074897766">
                <text:p>24.4539074897766</text:p>
              </table:table-cell>
              <table:table-cell office:value-type="float" office:value="98959.568177513">
                <text:p>98959.5681775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4784548282623">
                <text:p>24.4784548282623</text:p>
              </table:table-cell>
              <table:table-cell office:value-type="float" office:value="329811.722957682">
                <text:p>329811.7229576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6173894405365">
                <text:p>24.6173894405365</text:p>
              </table:table-cell>
              <table:table-cell office:value-type="float" office:value="58272.0163642417">
                <text:p>58272.01636424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6680417060852">
                <text:p>24.6680417060852</text:p>
              </table:table-cell>
              <table:table-cell office:value-type="float" office:value="159834.903973151">
                <text:p>159834.9039731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7723457813263">
                <text:p>24.7723457813263</text:p>
              </table:table-cell>
              <table:table-cell office:value-type="float" office:value="77619.2107670469">
                <text:p>77619.21076704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8499476909637">
                <text:p>24.8499476909637</text:p>
              </table:table-cell>
              <table:table-cell office:value-type="float" office:value="104327.329544128">
                <text:p>104327.3295441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8744585514069">
                <text:p>24.8744585514069</text:p>
              </table:table-cell>
              <table:table-cell office:value-type="float" office:value="330302.561951637">
                <text:p>330302.5619516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0048639774322">
                <text:p>25.0048639774322</text:p>
              </table:table-cell>
              <table:table-cell office:value-type="float" office:value="62083.3062454293">
                <text:p>62083.30624542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0689158439636">
                <text:p>25.0689158439636</text:p>
              </table:table-cell>
              <table:table-cell office:value-type="float" office:value="126397.565573435">
                <text:p>126397.5655734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1604316234589">
                <text:p>25.1604316234589</text:p>
              </table:table-cell>
              <table:table-cell office:value-type="float" office:value="88465.6181114773">
                <text:p>88465.61811147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2375643253326">
                <text:p>25.2375643253326</text:p>
              </table:table-cell>
              <table:table-cell office:value-type="float" office:value="104961.965590786">
                <text:p>104961.9655907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2692155838013">
                <text:p>25.2692155838013</text:p>
              </table:table-cell>
              <table:table-cell office:value-type="float" office:value="255787.617671651">
                <text:p>255787.6176716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92110824585">
                <text:p>25.392110824585</text:p>
              </table:table-cell>
              <table:table-cell office:value-type="float" office:value="65877.245924029">
                <text:p>65877.2459240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4694607257843">
                <text:p>25.4694607257843</text:p>
              </table:table-cell>
              <table:table-cell office:value-type="float" office:value="104667.231301764">
                <text:p>104667.2313017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4920704364777">
                <text:p>25.4920704364777</text:p>
              </table:table-cell>
              <table:table-cell office:value-type="float" office:value="358076.231483044">
                <text:p>358076.2314830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6250514984131">
                <text:p>25.6250514984131</text:p>
              </table:table-cell>
              <table:table-cell office:value-type="float" office:value="60880.8493643358">
                <text:p>60880.84936433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6699967384338">
                <text:p>25.6699967384338</text:p>
              </table:table-cell>
              <table:table-cell office:value-type="float" office:value="180130.309600348">
                <text:p>180130.3096003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7739679813385">
                <text:p>25.7739679813385</text:p>
              </table:table-cell>
              <table:table-cell office:value-type="float" office:value="77867.6850811879">
                <text:p>77867.68508118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8483481407166">
                <text:p>25.8483481407166</text:p>
              </table:table-cell>
              <table:table-cell office:value-type="float" office:value="108846.230872543">
                <text:p>108846.2308725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870986700058">
                <text:p>25.870986700058</text:p>
              </table:table-cell>
              <table:table-cell office:value-type="float" office:value="357619.929691532">
                <text:p>357619.9296915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.9971113204956">
                <text:p>25.9971113204956</text:p>
              </table:table-cell>
              <table:table-cell office:value-type="float" office:value="64190.4805890303">
                <text:p>64190.48058903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.0712687969208">
                <text:p>26.0712687969208</text:p>
              </table:table-cell>
              <table:table-cell office:value-type="float" office:value="109173.07856571">
                <text:p>109173.078565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1460366249084">
                <text:p>26.1460366249084</text:p>
              </table:table-cell>
              <table:table-cell office:value-type="float" office:value="108281.866919218">
                <text:p>108281.8669192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2206015586853">
                <text:p>26.2206015586853</text:p>
              </table:table-cell>
              <table:table-cell office:value-type="float" office:value="108576.506273421">
                <text:p>108576.5062734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.2720801830292">
                <text:p>26.2720801830292</text:p>
              </table:table-cell>
              <table:table-cell office:value-type="float" office:value="157269.159834566">
                <text:p>157269.1598345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369565486908">
                <text:p>26.369565486908</text:p>
              </table:table-cell>
              <table:table-cell office:value-type="float" office:value="83048.41527772">
                <text:p>83048.41527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44420170784">
                <text:p>26.44420170784</text:p>
              </table:table-cell>
              <table:table-cell office:value-type="float" office:value="108472.801796535">
                <text:p>108472.8017965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.4484338760376">
                <text:p>29.4484338760376</text:p>
              </table:table-cell>
              <table:table-cell office:value-type="float" office:value="2694.86495940729">
                <text:p>2694.864959407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.482328414917">
                <text:p>29.482328414917</text:p>
              </table:table-cell>
              <table:table-cell office:value-type="float" office:value="238858.537913958">
                <text:p>238858.5379139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.5162205696106">
                <text:p>29.5162205696106</text:p>
              </table:table-cell>
              <table:table-cell office:value-type="float" office:value="238875.340714999">
                <text:p>238875.3407149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6844313144684">
                <text:p>39.6844313144684</text:p>
              </table:table-cell>
              <table:table-cell office:value-type="float" office:value="796.206943694029">
                <text:p>796.2069436940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8853642940521">
                <text:p>39.8853642940521</text:p>
              </table:table-cell>
              <table:table-cell office:value-type="float" office:value="40292.0417383545">
                <text:p>40292.04173835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.9916653633118">
                <text:p>39.9916653633118</text:p>
              </table:table-cell>
              <table:table-cell office:value-type="float" office:value="76161.0401135785">
                <text:p>76161.04011357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086140871048">
                <text:p>40.086140871048</text:p>
              </table:table-cell>
              <table:table-cell office:value-type="float" office:value="85694.1676630689">
                <text:p>85694.16766306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2871661186218">
                <text:p>40.2871661186218</text:p>
              </table:table-cell>
              <table:table-cell office:value-type="float" office:value="40273.5482120259">
                <text:p>40273.5482120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